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4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6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8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0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2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4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7" style:family="graphic" style:parent-style-name="objectwithoutfill">
      <style:graphic-properties svg:stroke-color="#000066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16.25cm" fo:min-width="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11cm"/>
    </style:style>
    <style:style style:name="gr31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0.457cm" fo:min-width="0.2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9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5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14cm"/>
    </style:style>
    <style:style style:name="gr37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42" style:family="graphic" style:parent-style-name="objectwithoutfill">
      <style:graphic-properties svg:stroke-color="#cc0000" draw:fill="none" draw:textarea-vertical-align="middle"/>
    </style:style>
    <style:style style:name="gr43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4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4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4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49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50" style:family="graphic" style:parent-style-name="objectwithoutfill">
      <style:graphic-properties draw:fill="none" draw:textarea-horizontal-align="center" draw:textarea-vertical-align="middle"/>
    </style:style>
    <style:style style:name="gr51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52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53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54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55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5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247cm" fo:min-width="2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61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62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64" style:family="graphic" style:parent-style-name="objectwithoutfill">
      <style:graphic-properties svg:stroke-color="#009900" draw:fill="none" draw:textarea-vertical-align="middle"/>
    </style:style>
    <style:style style:name="gr65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6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248cm" fo:min-width="23cm"/>
    </style:style>
    <style:style style:name="gr67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68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69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70" style:family="graphic" style:parent-style-name="objectwithoutfill">
      <style:graphic-properties svg:stroke-color="#cc0000" draw:marker-end="Small_20_Arrow" draw:fill="none" draw:textarea-vertical-align="middle"/>
    </style:style>
    <style:style style:name="gr7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249cm" fo:min-width="23cm"/>
    </style:style>
    <style:style style:name="gr72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7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4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25cm" fo:min-width="23cm"/>
    </style:style>
    <style:style style:name="gr76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77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7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7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48cm" fo:min-width="23cm"/>
    </style:style>
    <style:style style:name="gr80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83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6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88" style:family="graphic" style:parent-style-name="objectwithoutfill">
      <style:graphic-properties svg:stroke-color="#009900" draw:marker-end="Arrow" draw:marker-end-width="0.3cm" svg:stroke-opacity="100%" draw:fill="none" draw:textarea-vertical-align="middle"/>
    </style:style>
    <style:style style:name="gr89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/>
    </style:style>
    <style:style style:name="P8" style:family="paragraph">
      <loext:graphic-properties draw:fill="none" draw:fill-color="#ffffff"/>
      <style:text-properties fo:color="#000066" style:font-name="Tibetan Machine Uni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color="#cc0000"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5" style:family="paragraph">
      <loext:graphic-properties draw:fill-color="#ffffff"/>
      <style:paragraph-properties fo:text-align="center"/>
      <style:text-properties fo:color="#000066"/>
    </style:style>
    <style:style style:name="P16" style:family="paragraph">
      <loext:graphic-properties draw:fill="none" draw:fill-color="#ffffff"/>
      <style:text-properties fo:color="#000066" fo:font-size="18pt"/>
    </style:style>
    <style:style style:name="P17" style:family="paragraph">
      <loext:graphic-properties draw:fill="none"/>
      <style:paragraph-properties fo:text-align="center"/>
      <style:text-properties fo:color="#000000"/>
    </style:style>
    <style:style style:name="P18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/>
    </style:style>
    <style:style style:name="P20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2" style:family="paragraph">
      <loext:graphic-properties draw:fill-color="#ffffff"/>
      <style:paragraph-properties fo:text-align="center"/>
      <style:text-properties fo:color="#000000"/>
    </style:style>
    <style:style style:name="P23" style:family="paragraph">
      <loext:graphic-properties draw:fill="none" draw:fill-color="#ffffff"/>
      <style:text-properties fo:color="#0000cc" fo:font-size="18pt"/>
    </style:style>
    <style:style style:name="P24" style:family="paragraph">
      <loext:graphic-properties draw:fill="solid" draw:fill-color="#ffffff"/>
      <style:paragraph-properties fo:text-align="center"/>
      <style:text-properties fo:color="#000000"/>
    </style:style>
    <style:style style:name="P25" style:family="paragraph">
      <loext:graphic-properties draw:fill-color="#ffffff" draw:opacity="0%"/>
      <style:paragraph-properties fo:text-align="center"/>
      <style:text-properties fo:color="#0000cc"/>
    </style:style>
    <style:style style:name="P26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7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8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30" style:family="paragraph">
      <loext:graphic-properties draw:fill-color="#000000" draw:opacity="100%"/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color="#00006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cc0000" fo:font-size="18pt" fo:font-weight="bold" style:font-weight-asian="bold" style:font-weight-complex="bold"/>
    </style:style>
    <style:style style:name="T9" style:family="text">
      <style:text-properties fo:color="#cc0000" fo:font-size="18pt"/>
    </style:style>
    <style:style style:name="T10" style:family="text">
      <style:text-properties fo:color="#cc0000" fo:font-size="10.5pt" style:font-size-asian="10.5pt" style:font-size-complex="10.5pt"/>
    </style:style>
    <style:style style:name="T11" style:family="text">
      <style:text-properties fo:color="#000066" fo:font-size="10.5pt" style:font-size-asian="10.5pt" style:font-size-complex="10.5pt"/>
    </style:style>
    <style:style style:name="T12" style:family="text">
      <style:text-properties fo:color="#000066" fo:font-size="18pt" fo:font-weight="bold" style:font-weight-asian="bold" style:font-weight-complex="bold"/>
    </style:style>
    <style:style style:name="T13" style:family="text">
      <style:text-properties fo:color="#000066" fo:font-size="18pt"/>
    </style:style>
    <style:style style:name="T14" style:family="text">
      <style:text-properties fo:color="#009900" fo:font-size="18pt"/>
    </style:style>
    <style:style style:name="T15" style:family="text">
      <style:text-properties fo:color="#009900" style:font-name="Liberation Sans1" fo:font-size="18pt"/>
    </style:style>
    <style:style style:name="T16" style:family="text">
      <style:text-properties fo:color="#009900" fo:font-size="18pt" fo:font-weight="bold" style:font-weight-asian="bold" style:font-weight-complex="bold"/>
    </style:style>
    <style:style style:name="T17" style:family="text">
      <style:text-properties fo:color="#cc3300" fo:font-size="10.5pt" style:font-size-asian="10.5pt" style:font-size-complex="10.5pt"/>
    </style:style>
    <style:style style:name="T18" style:family="text">
      <style:text-properties fo:color="#000066" fo:font-size="18pt" style:text-underline-style="none" fo:font-weight="bold" style:font-weight-asian="bold" style:font-weight-complex="bold"/>
    </style:style>
    <style:style style:name="T19" style:family="text">
      <style:text-properties fo:color="#cc0000" fo:font-size="18pt" style:text-underline-style="none" fo:font-weight="bold" style:font-weight-asian="bold" style:font-weight-complex="bold"/>
    </style:style>
    <style:style style:name="T20" style:family="text">
      <style:text-properties fo:color="#0099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4.033cm" svg:height="1cm" svg:x="5cm" svg:y="6cm">
          <draw:text-box>
            <text:p><text:span text:style-name="T1">‘</text:span><text:span text:style-name="T1">next’ </text:span><text:span text:style-name="T1">locator</text:span></text:p>
          </draw:text-box>
        </draw:frame>
        <draw:line draw:style-name="gr2" draw:text-style-name="P2" draw:layer="layout" svg:x1="3cm" svg:y1="6.5cm" svg:x2="5cm" svg:y2="6.5cm">
          <text:p/>
        </draw:line>
        <draw:line draw:style-name="gr2" draw:text-style-name="P2" draw:layer="layout" svg:x1="5cm" svg:y1="7.5cm" svg:x2="3cm" svg:y2="7.5cm">
          <text:p/>
        </draw:line>
        <draw:frame draw:style-name="gr3" draw:text-style-name="P3" draw:layer="layout" svg:width="4.067cm" svg:height="1cm" svg:x="5cm" svg:y="7cm">
          <draw:text-box>
            <text:p><text:span text:style-name="T2">‘</text:span><text:span text:style-name="T2">prev’ </text:span><text:span text:style-name="T2">locator</text:span></text:p>
          </draw:text-box>
        </draw:frame>
        <draw:custom-shape draw:style-name="gr4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" draw:layer="layout" svg:width="6.839cm" svg:height="1.673cm" svg:x="10.51cm" svg:y="1.5cm">
          <draw:text-box>
            <text:p><text:span text:style-name="T2">The </text:span><text:span text:style-name="T2">location </text:span><text:span text:style-name="T2">indicated </text:span></text:p>
            <text:p><text:span text:style-name="T2">by the </text:span><text:span text:style-name="T2">hash </text:span><text:span text:style-name="T2">value</text:span></text:p>
          </draw:text-box>
        </draw:frame>
        <draw:custom-shape draw:style-name="gr6" draw:text-style-name="P2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" draw:layer="layout" svg:width="4.905cm" svg:height="1.673cm" svg:x="5.01cm" svg:y="3.677cm">
          <draw:text-box>
            <text:p><text:span text:style-name="T1">Element </text:span><text:span text:style-name="T1">storing</text:span></text:p>
            <text:p><text:span text:style-name="T1">key-</text:span><text:span text:style-name="T1">value</text:span></text:p>
          </draw:text-box>
        </draw:frame>
        <draw:custom-shape draw:style-name="gr8" draw:text-style-name="P2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layout" svg:width="4.731cm" svg:height="1cm" svg:x="13.211cm" svg:y="3.678cm">
          <draw:text-box>
            <text:p><text:span text:style-name="T1">Empty </text:span><text:span text:style-name="T1">element</text:span></text:p>
          </draw:text-box>
        </draw:frame>
        <draw:custom-shape draw:style-name="gr10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5.781cm" svg:height="1.673cm" svg:x="20.01cm" svg:y="1.501cm">
          <draw:text-box>
            <text:p><text:span text:style-name="T2">Insertion </text:span><text:span text:style-name="T2">of a </text:span></text:p>
            <text:p><text:span text:style-name="T2">new key-</text:span><text:span text:style-name="T2">value </text:span><text:span text:style-name="T2">pair</text:span></text:p>
          </draw:text-box>
        </draw:frame>
        <draw:custom-shape draw:style-name="gr12" draw:text-style-name="P2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" draw:layer="layout" svg:width="4.481cm" svg:height="1.673cm" svg:x="21.003cm" svg:y="3.681cm">
          <draw:text-box>
            <text:p><text:span text:style-name="T1">Moving </text:span><text:span text:style-name="T1">stored</text:span></text:p>
            <text:p><text:span text:style-name="T2">key-</text:span><text:span text:style-name="T2">value </text:span><text:span text:style-name="T2">pair</text:span></text:p>
          </draw:text-box>
        </draw:frame>
        <draw:custom-shape draw:style-name="gr14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3.283cm" svg:height="1.673cm" svg:x="4.511cm" svg:y="1.501cm">
          <draw:text-box>
            <text:p><text:span text:style-name="T2">Operatio</text:span><text:span text:style-name="T2">n</text:span></text:p>
            <text:p><text:span text:style-name="T2">number</text:span></text:p>
          </draw:text-box>
        </draw:frame>
        <draw:frame draw:style-name="gr16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g>
          <draw:line draw:style-name="gr17" draw:text-style-name="P2" draw:layer="layout" svg:x1="10.249cm" svg:y1="7.291cm" svg:x2="9.749cm" svg:y2="7.704cm">
            <text:p/>
          </draw:line>
          <draw:line draw:style-name="gr17" draw:text-style-name="P2" draw:layer="layout" svg:x1="9.899cm" svg:y1="7.291cm" svg:x2="10.099cm" svg:y2="7.704cm">
            <text:p/>
          </draw:line>
        </draw:g>
        <draw:frame draw:style-name="gr18" draw:text-style-name="P1" draw:layer="layout" svg:width="9.202cm" svg:height="0.962cm" svg:x="10.516cm" svg:y="7.023cm">
          <draw:text-box>
            <text:p><text:span text:style-name="T1">Cutting a </text:span><text:span text:style-name="T1">connecti</text:span><text:span text:style-name="T1">on of </text:span><text:span text:style-name="T1">locator.</text:span></text:p>
          </draw:text-box>
        </draw:frame>
        <draw:custom-shape draw:style-name="gr19" draw:text-style-name="P5" draw:layer="layout" svg:width="23.5cm" svg:height="16.5cm" svg:x="2.75cm" svg:y="1.25cm">
          <text:p/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2.085cm" svg:height="0.962cm" svg:x="4.762cm" svg:y="12.021cm">
          <draw:text-box>
            <text:p><text:span text:style-name="T4">idx_X</text:span></text:p>
          </draw:text-box>
        </draw:frame>
        <draw:frame draw:style-name="gr21" draw:text-style-name="P8" draw:layer="layout" svg:width="3.355cm" svg:height="0.962cm" svg:x="3.495cm" svg:y="11.021cm">
          <draw:text-box>
            <text:p><text:span text:style-name="T4">prevIdx_</text:span><text:span text:style-name="T4">X</text:span></text:p>
          </draw:text-box>
        </draw:frame>
        <draw:frame draw:style-name="gr22" draw:text-style-name="P7" draw:layer="layout" svg:width="3.321cm" svg:height="0.962cm" svg:x="3.517cm" svg:y="13.021cm">
          <draw:text-box>
            <text:p><text:span text:style-name="T4">nextIdx_</text:span><text:span text:style-name="T4">X</text:span></text:p>
          </draw:text-box>
        </draw:frame>
        <draw:frame draw:style-name="gr23" draw:text-style-name="P8" draw:layer="layout" svg:width="2.509cm" svg:height="0.962cm" svg:x="4.336cm" svg:y="14.521cm">
          <draw:text-box>
            <text:p><text:span text:style-name="T4">prev_X</text:span></text:p>
          </draw:text-box>
        </draw:frame>
        <draw:frame draw:style-name="gr24" draw:text-style-name="P8" draw:layer="layout" svg:width="2.475cm" svg:height="0.962cm" svg:x="4.372cm" svg:y="15.518cm">
          <draw:text-box>
            <text:p><text:span text:style-name="T4">next_X</text:span></text:p>
          </draw:text-box>
        </draw:frame>
        <draw:frame draw:style-name="gr25" draw:text-style-name="P8" draw:layer="layout" svg:width="4.058cm" svg:height="0.962cm" svg:x="2.782cm" svg:y="16.518cm">
          <draw:text-box>
            <text:p><text:span text:style-name="T4">prev2nex</text:span><text:span text:style-name="T4">t_X</text:span></text:p>
          </draw:text-box>
        </draw:frame>
        <draw:frame draw:style-name="gr26" draw:text-style-name="P9" draw:layer="layout" svg:width="8.181cm" svg:height="0.962cm" svg:x="6.537cm" svg:y="11.036cm">
          <draw:text-box>
            <text:p>: element index before ‘_X’.</text:p>
          </draw:text-box>
        </draw:frame>
        <draw:frame draw:style-name="gr27" draw:text-style-name="P8" draw:layer="layout" svg:width="1.031cm" svg:height="0.962cm" svg:x="5.571cm" svg:y="8.52cm">
          <draw:text-box>
            <text:p><text:span text:style-name="T4">_f</text:span></text:p>
          </draw:text-box>
        </draw:frame>
        <draw:frame draw:style-name="gr28" draw:text-style-name="P9" draw:layer="layout" svg:width="12.855cm" svg:height="0.962cm" svg:x="6.538cm" svg:y="8.522cm">
          <draw:text-box>
            <text:p>: first index indicated by the symbol of <text:s text:c="8"/>.</text:p>
          </draw:text-box>
        </draw:frame>
        <draw:frame draw:style-name="gr29" draw:text-style-name="P8" draw:layer="layout" svg:width="1.205cm" svg:height="0.962cm" svg:x="5.572cm" svg:y="9.522cm">
          <draw:text-box>
            <text:p><text:span text:style-name="T4">_e</text:span></text:p>
          </draw:text-box>
        </draw:frame>
        <draw:frame draw:style-name="gr30" draw:text-style-name="P9" draw:layer="layout" svg:width="16.61cm" svg:height="0.962cm" svg:x="6.539cm" svg:y="9.523cm">
          <draw:text-box>
            <text:p>: empty element’s index <text:s/>indicated by the symbol of <text:s text:c="8"/>.</text:p>
          </draw:text-box>
        </draw:frame>
        <draw:custom-shape draw:style-name="gr4" draw:text-style-name="P4" draw:layer="layout" svg:width="1.5cm" svg:height="0.55cm" svg:x="17.523cm" svg:y="8.7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cm" svg:height="0.999cm" svg:x="21.454cm" svg:y="9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9" draw:layer="layout" svg:width="4.977cm" svg:height="0.962cm" svg:x="6.538cm" svg:y="12.027cm">
          <draw:text-box>
            <text:p>: element index.</text:p>
          </draw:text-box>
        </draw:frame>
        <draw:frame draw:style-name="gr33" draw:text-style-name="P9" draw:layer="layout" svg:width="7.656cm" svg:height="0.962cm" svg:x="6.538cm" svg:y="13.027cm">
          <draw:text-box>
            <text:p>: element index after ‘_X’.</text:p>
          </draw:text-box>
        </draw:frame>
        <draw:frame draw:style-name="gr34" draw:text-style-name="P9" draw:layer="layout" svg:width="10.091cm" svg:height="0.962cm" svg:x="6.538cm" svg:y="14.527cm">
          <draw:text-box>
            <text:p>: distance between <text:span text:style-name="T5">‘prev’ </text:span><text:span text:style-name="T5">and ‘_</text:span>X’.</text:p>
          </draw:text-box>
        </draw:frame>
        <draw:frame draw:style-name="gr35" draw:text-style-name="P9" draw:layer="layout" svg:width="10.057cm" svg:height="0.962cm" svg:x="6.539cm" svg:y="15.527cm">
          <draw:text-box>
            <text:p>: distance between <text:span text:style-name="T5">‘next’ </text:span><text:span text:style-name="T5">and ‘_</text:span>X’.</text:p>
          </draw:text-box>
        </draw:frame>
        <draw:frame draw:style-name="gr36" draw:text-style-name="P9" draw:layer="layout" svg:width="10.514cm" svg:height="0.962cm" svg:x="6.54cm" svg:y="16.527cm">
          <draw:text-box>
            <text:p>: distance between <text:span text:style-name="T5">‘prev’ </text:span><text:span text:style-name="T5">and </text:span><text:span text:style-name="T5">‘next</text:span>’.</text:p>
          </draw:text-box>
        </draw:frame>
        <draw:path draw:style-name="gr37" draw:text-style-name="P2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01 </text:span><text:span text:style-name="T6">(hard)’</text:span><text:span text:style-name="T7">.</text:span></text:p>
          </draw:text-box>
        </draw:frame>
      </draw:page>
      <draw:page draw:name="page3" draw:style-name="dp1" draw:master-page-name="標準">
        <draw:path draw:style-name="gr17" draw:text-style-name="P2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39" draw:text-style-name="P10" draw:layer="layout" svg:width="12.131cm" svg:height="0.962cm" svg:x="3.001cm" svg:y="4.529cm">
          <draw:text-box>
            <text:p><text:span text:style-name="T8">Ope. 1.</text:span><text:span text:style-name="T9"> </text:span><text:span text:style-name="T9">New </text:span><text:span text:style-name="T9">insertion </text:span><text:span text:style-name="T9">of a 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41" draw:text-style-name="P12" draw:layer="layout" svg:width="1.095cm" svg:height="0.662cm" svg:x="3.11cm" svg:y="8.5cm">
          <draw:text-box>
            <text:p text:style-name="P11"><text:span text:style-name="T10">first</text:span></text:p>
          </draw:text-box>
        </draw:frame>
        <draw:path draw:style-name="gr42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3" draw:text-style-name="P13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3cm" svg:y="6.703cm">
          <draw:text-box>
            <text:p><text:span text:style-name="T9">key-</text:span></text:p>
            <text:p><text:span text:style-name="T9">value</text:span></text:p>
          </draw:text-box>
        </draw:frame>
        <draw:frame draw:style-name="gr45" draw:text-style-name="P14" draw:layer="layout" svg:width="1.501cm" svg:height="0.662cm" svg:x="5.025cm" svg:y="6.001cm">
          <draw:text-box>
            <text:p text:style-name="P11"><text:span text:style-name="T11">empty</text:span></text:p>
          </draw:text-box>
        </draw:frame>
        <draw:line draw:style-name="gr42" draw:text-style-name="P2" draw:layer="layout" svg:x1="5.264cm" svg:y1="6.319cm" svg:x2="6.287cm" svg:y2="6.319cm">
          <text:p/>
        </draw:line>
        <draw:line draw:style-name="gr42" draw:text-style-name="P2" draw:layer="layout" svg:x1="5.264cm" svg:y1="6.399cm" svg:x2="6.285cm" svg:y2="6.399cm">
          <text:p/>
        </draw:line>
      </draw:page>
      <draw:page draw:name="page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02 </text:span><text:span text:style-name="T6">(hard)’</text:span><text:span text:style-name="T7">.</text:span></text:p>
          </draw:text-box>
        </draw:frame>
      </draw:page>
      <draw:page draw:name="page5" draw:style-name="dp1" draw:master-page-name="標準">
        <draw:path draw:style-name="gr17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41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6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6.503cm" svg:x2="6.001cm" svg:y2="6.503cm">
          <text:p/>
        </draw:line>
        <draw:line draw:style-name="gr49" draw:text-style-name="P2" draw:layer="layout" svg:x1="7.001cm" svg:y1="6.503cm" svg:x2="9.001cm" svg:y2="6.503cm">
          <text:p/>
        </draw:line>
        <draw:line draw:style-name="gr49" draw:text-style-name="P2" draw:layer="layout" svg:x1="10.001cm" svg:y1="8.503cm" svg:x2="8.001cm" svg:y2="8.503cm">
          <text:p/>
        </draw:line>
        <draw:line draw:style-name="gr50" draw:text-style-name="P2" draw:layer="layout" svg:x1="8.502cm" svg:y1="9.995cm" svg:x2="8.502cm" svg:y2="9.995cm">
          <text:p/>
        </draw:line>
        <draw:frame draw:style-name="gr44" draw:text-style-name="P10" draw:layer="layout" svg:width="2.016cm" svg:height="1.673cm" svg:x="9.002cm" svg:y="6.69cm">
          <draw:text-box>
            <text:p><text:span text:style-name="T9">key-</text:span></text:p>
            <text:p><text:span text:style-name="T9">value</text:span></text:p>
          </draw:text-box>
        </draw:frame>
        <draw:line draw:style-name="gr51" draw:text-style-name="P2" draw:layer="layout" svg:x1="7.003cm" svg:y1="8.502cm" svg:x2="5.003cm" svg:y2="8.502cm">
          <text:p/>
        </draw:line>
        <draw:custom-shape draw:style-name="gr6" draw:text-style-name="P2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3.002cm" svg:y1="6.502cm" svg:x2="15.002cm" svg:y2="6.502cm">
          <text:p/>
        </draw:line>
        <draw:line draw:style-name="gr48" draw:text-style-name="P2" draw:layer="layout" svg:x1="16.002cm" svg:y1="8.502cm" svg:x2="14.002cm" svg:y2="8.502cm">
          <text:p/>
        </draw:line>
        <draw:line draw:style-name="gr52" draw:text-style-name="P2" draw:layer="layout" svg:x1="10.001cm" svg:y1="6.501cm" svg:x2="12.001cm" svg:y2="6.501cm">
          <text:p/>
        </draw:line>
        <draw:line draw:style-name="gr52" draw:text-style-name="P2" draw:layer="layout" svg:x1="13.001cm" svg:y1="8.501cm" svg:x2="11.001cm" svg:y2="8.501cm">
          <text:p/>
        </draw:line>
        <draw:path draw:style-name="gr53" draw:text-style-name="P2" draw:layer="layout" svg:width="6.314cm" svg:height="3.466cm" draw:transform="skewX (0.530580092606276) rotate (0.669508301065025) translate (6.99234155471362cm 6.43907832200183cm)" svg:viewBox="0 0 6315 3467" svg:d="M0 54c735-475 5902 2319 6315 3413">
          <text:p/>
        </draw:path>
        <draw:path draw:style-name="gr54" draw:text-style-name="P2" draw:layer="layout" svg:width="5.499cm" svg:height="0.749cm" svg:x="7.501cm" svg:y="8.501cm" svg:viewBox="0 0 5500 750" svg:d="M5500 0c-500 1000-5000 1000-5500 0">
          <text:p/>
        </draw:path>
        <draw:g>
          <draw:line draw:style-name="gr55" draw:text-style-name="P2" draw:layer="layout" svg:x1="12.673cm" svg:y1="6.172cm" svg:x2="12.173cm" svg:y2="6.585cm">
            <text:p/>
          </draw:line>
          <draw:line draw:style-name="gr55" draw:text-style-name="P2" draw:layer="layout" svg:x1="12.323cm" svg:y1="6.172cm" svg:x2="12.523cm" svg:y2="6.585cm">
            <text:p/>
          </draw:line>
        </draw:g>
        <draw:custom-shape draw:style-name="gr4" draw:text-style-name="P15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cm" svg:y="4.532cm">
          <draw:text-box>
            <text:p><text:span text:style-name="T12">Ope. 0.</text:span><text:span text:style-name="T13"> </text:span><text:span text:style-name="T13">4 key-</text:span><text:span text:style-name="T13">value </text:span><text:span text:style-name="T13">paris are </text:span><text:span text:style-name="T13">already </text:span><text:span text:style-name="T13">inserted.</text:span></text:p>
          </draw:text-box>
        </draw:frame>
        <draw:frame draw:style-name="gr39" draw:text-style-name="P10" draw:layer="layout" svg:width="12.131cm" svg:height="0.962cm" svg:x="3.001cm" svg:y="3.029cm">
          <draw:text-box>
            <text:p><text:span text:style-name="T8">Ope. 1.</text:span><text:span text:style-name="T9"> </text:span><text:span text:style-name="T9">New </text:span><text:span text:style-name="T9">insertion </text:span><text:span text:style-name="T9">of a 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5" draw:text-style-name="P2" draw:layer="layout" svg:x1="7.832cm" svg:y1="8.422cm" svg:x2="7.332cm" svg:y2="8.835cm">
            <text:p/>
          </draw:line>
          <draw:line draw:style-name="gr55" draw:text-style-name="P2" draw:layer="layout" svg:x1="7.482cm" svg:y1="8.422cm" svg:x2="7.682cm" svg:y2="8.835cm">
            <text:p/>
          </draw:line>
        </draw:g>
        <draw:frame draw:style-name="gr41" draw:text-style-name="P14" draw:layer="layout" svg:width="1.095cm" svg:height="0.662cm" svg:x="15.811cm" svg:y="8.5cm">
          <draw:text-box>
            <text:p text:style-name="P11"><text:span text:style-name="T11">last</text:span></text:p>
          </draw:text-box>
        </draw:frame>
        <draw:frame draw:style-name="gr45" draw:text-style-name="P14" draw:layer="layout" svg:width="1.501cm" svg:height="0.662cm" svg:x="9.412cm" svg:y="8.5cm">
          <draw:text-box>
            <text:p text:style-name="P11"><text:span text:style-name="T11">empty</text:span></text:p>
          </draw:text-box>
        </draw:frame>
        <draw:line draw:style-name="gr42" draw:text-style-name="P2" draw:layer="layout" svg:x1="9.651cm" svg:y1="8.818cm" svg:x2="10.674cm" svg:y2="8.818cm">
          <text:p/>
        </draw:line>
        <draw:line draw:style-name="gr42" draw:text-style-name="P2" draw:layer="layout" svg:x1="9.651cm" svg:y1="8.898cm" svg:x2="10.672cm" svg:y2="8.898cm">
          <text:p/>
        </draw:line>
      </draw:page>
      <draw:page draw:name="page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03 </text:span><text:span text:style-name="T6">(hard)’</text:span><text:span text:style-name="T7">.</text:span></text:p>
          </draw:text-box>
        </draw:frame>
      </draw:page>
      <draw:page draw:name="page7" draw:style-name="dp1" draw:master-page-name="標準">
        <draw:path draw:style-name="gr17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42" draw:text-style-name="P2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17" draw:text-style-name="P2" draw:layer="layout" svg:width="0.729cm" svg:height="0.587cm" draw:transform="rotate (-2.03453030904979) translate (8.05410684547266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6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3" draw:layer="layout" svg:width="2cm" svg:height="2cm" svg:x="6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9cm" svg:y="6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4cm" svg:x2="6cm" svg:y2="6.504cm">
          <text:p/>
        </draw:line>
        <draw:line draw:style-name="gr49" draw:text-style-name="P2" draw:layer="layout" svg:x1="7cm" svg:y1="6.504cm" svg:x2="9cm" svg:y2="6.504cm">
          <text:p/>
        </draw:line>
        <draw:line draw:style-name="gr49" draw:text-style-name="P2" draw:layer="layout" svg:x1="10cm" svg:y1="8.504cm" svg:x2="8cm" svg:y2="8.504cm">
          <text:p/>
        </draw:line>
        <draw:custom-shape draw:style-name="gr4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cm" svg:y="4.531cm">
          <draw:text-box>
            <text:p><text:span text:style-name="T12">Ope. 0.</text:span><text:span text:style-name="T13"> </text:span><text:span text:style-name="T13">2 key-</text:span><text:span text:style-name="T13">value </text:span><text:span text:style-name="T13">pairs are </text:span><text:span text:style-name="T13">already </text:span><text:span text:style-name="T13">inserted.</text:span></text:p>
          </draw:text-box>
        </draw:frame>
        <draw:line draw:style-name="gr51" draw:text-style-name="P2" draw:layer="layout" svg:x1="7.002cm" svg:y1="8.503cm" svg:x2="5.002cm" svg:y2="8.503cm">
          <text:p/>
        </draw:line>
        <draw:frame draw:style-name="gr44" draw:text-style-name="P10" draw:layer="layout" svg:width="2.016cm" svg:height="1.673cm" svg:x="9cm" svg:y="6.702cm">
          <draw:text-box>
            <text:p><text:span text:style-name="T9">key-</text:span></text:p>
            <text:p><text:span text:style-name="T9">value</text:span></text:p>
          </draw:text-box>
        </draw:frame>
        <draw:frame draw:style-name="gr39" draw:text-style-name="P10" draw:layer="layout" svg:width="12.131cm" svg:height="0.962cm" svg:x="3.001cm" svg:y="3.028cm">
          <draw:text-box>
            <text:p><text:span text:style-name="T8">Ope. 1.</text:span><text:span text:style-name="T9"> </text:span><text:span text:style-name="T9">New </text:span><text:span text:style-name="T9">insertion </text:span><text:span text:style-name="T9">of a key-</text:span><text:span text:style-name="T9">value </text:span><text:span text:style-name="T9">pair.</text:span></text:p>
          </draw:text-box>
        </draw:frame>
        <draw:custom-shape draw:style-name="gr10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frame draw:style-name="gr41" draw:text-style-name="P12" draw:layer="layout" svg:width="1.095cm" svg:height="0.662cm" svg:x="9.812cm" svg:y="8.5cm">
          <draw:text-box>
            <text:p text:style-name="P11"><text:span text:style-name="T10">last</text:span></text:p>
          </draw:text-box>
        </draw:frame>
        <draw:frame draw:style-name="gr41" draw:text-style-name="P14" draw:layer="layout" svg:width="1.095cm" svg:height="0.662cm" svg:x="6.813cm" svg:y="8.5cm">
          <draw:text-box>
            <text:p text:style-name="P11"><text:span text:style-name="T11">last</text:span></text:p>
          </draw:text-box>
        </draw:frame>
        <draw:line draw:style-name="gr42" draw:text-style-name="P2" draw:layer="layout" svg:x1="7cm" svg:y1="8.82cm" svg:x2="7.7cm" svg:y2="8.82cm">
          <text:p/>
        </draw:line>
        <draw:line draw:style-name="gr42" draw:text-style-name="P2" draw:layer="layout" svg:x1="7cm" svg:y1="8.9cm" svg:x2="7.7cm" svg:y2="8.9cm">
          <text:p/>
        </draw:line>
        <draw:frame draw:style-name="gr45" draw:text-style-name="P14" draw:layer="layout" svg:width="1.501cm" svg:height="0.662cm" svg:x="11.025cm" svg:y="6cm">
          <draw:text-box>
            <text:p text:style-name="P11"><text:span text:style-name="T11">empty</text:span></text:p>
          </draw:text-box>
        </draw:frame>
        <draw:line draw:style-name="gr42" draw:text-style-name="P2" draw:layer="layout" svg:x1="11.264cm" svg:y1="6.318cm" svg:x2="12.287cm" svg:y2="6.318cm">
          <text:p/>
        </draw:line>
        <draw:line draw:style-name="gr42" draw:text-style-name="P2" draw:layer="layout" svg:x1="11.264cm" svg:y1="6.398cm" svg:x2="12.285cm" svg:y2="6.398cm">
          <text:p/>
        </draw:line>
      </draw:page>
      <draw:page draw:name="page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04 </text:span><text:span text:style-name="T6">(hard)’</text:span><text:span text:style-name="T7">.</text:span></text:p>
          </draw:text-box>
        </draw:frame>
      </draw:page>
      <draw:page draw:name="page9" draw:style-name="dp1" draw:master-page-name="標準">
        <draw:path draw:style-name="gr17" draw:text-style-name="P2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17" draw:text-style-name="P2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6.003cm" svg:x2="6cm" svg:y2="6.003cm">
          <text:p/>
        </draw:line>
        <draw:line draw:style-name="gr49" draw:text-style-name="P2" draw:layer="layout" svg:x1="7cm" svg:y1="6.003cm" svg:x2="9cm" svg:y2="6.003cm">
          <text:p/>
        </draw:line>
        <draw:line draw:style-name="gr49" draw:text-style-name="P2" draw:layer="layout" svg:x1="10cm" svg:y1="8.003cm" svg:x2="8cm" svg:y2="8.003cm">
          <text:p/>
        </draw:line>
        <draw:custom-shape draw:style-name="gr4" draw:text-style-name="P15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6.276cm" svg:height="1.673cm" svg:x="3cm" svg:y="3.53cm">
          <draw:text-box>
            <text:p><text:span text:style-name="T13">3 key-</text:span><text:span text:style-name="T13">value </text:span><text:span text:style-name="T13">pairs</text:span></text:p>
            <text:p><text:span text:style-name="T13">are </text:span><text:span text:style-name="T13">already </text:span><text:span text:style-name="T13">inserted.</text:span></text:p>
          </draw:text-box>
        </draw:frame>
        <draw:frame draw:style-name="gr58" draw:text-style-name="P18" draw:layer="layout" svg:width="2.623cm" svg:height="0.962cm" svg:x="3cm" svg:y="2.731cm">
          <draw:text-box>
            <text:p><text:span text:style-name="T12">Ope. 0.</text:span></text:p>
          </draw:text-box>
        </draw:frame>
        <draw:custom-shape draw:style-name="gr59" draw:text-style-name="P5" draw:layer="layout" svg:width="23.5cm" svg:height="7.4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4" draw:text-style-name="P19" draw:layer="layout" svg:width="2.016cm" svg:height="1.673cm" svg:x="9.001cm" svg:y="6.19cm">
          <draw:text-box>
            <text:p><text:span text:style-name="T14">key-</text:span></text:p>
            <text:p><text:span text:style-name="T14">value</text:span></text:p>
          </draw:text-box>
        </draw:frame>
        <draw:line draw:style-name="gr51" draw:text-style-name="P2" draw:layer="layout" svg:x1="7.002cm" svg:y1="8.002cm" svg:x2="5.002cm" svg:y2="8.002cm">
          <text:p/>
        </draw:line>
        <draw:frame draw:style-name="gr60" draw:text-style-name="P10" draw:layer="layout" svg:width="5.574cm" svg:height="1.673cm" svg:x="12cm" svg:y="3.533cm">
          <draw:text-box>
            <text:p><text:span text:style-name="T9">New </text:span><text:span text:style-name="T9">inser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61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20" draw:layer="layout" svg:width="2.623cm" svg:height="0.962cm" svg:x="12.001cm" svg:y="2.733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62" draw:text-style-name="P2" draw:layer="layout" svg:width="1.797cm" svg:height="2.625cm" draw:transform="rotate (-1.03899450371222) translate (12.2071721481644cm 6.70243242694856cm)" svg:viewBox="0 0 1798 2626" svg:d="M1563 0c819 482-702 3067-1563 2561">
          <text:p/>
        </draw:path>
        <draw:path draw:style-name="gr53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4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5" draw:text-style-name="P2" draw:layer="layout" svg:x1="7.832cm" svg:y1="7.921cm" svg:x2="7.332cm" svg:y2="8.334cm">
            <text:p/>
          </draw:line>
          <draw:line draw:style-name="gr55" draw:text-style-name="P2" draw:layer="layout" svg:x1="7.482cm" svg:y1="7.921cm" svg:x2="7.682cm" svg:y2="8.334cm">
            <text:p/>
          </draw:line>
        </draw:g>
        <draw:g>
          <draw:line draw:style-name="gr55" draw:text-style-name="P2" draw:layer="layout" svg:x1="12.672cm" svg:y1="5.672cm" svg:x2="12.172cm" svg:y2="6.085cm">
            <text:p/>
          </draw:line>
          <draw:line draw:style-name="gr55" draw:text-style-name="P2" draw:layer="layout" svg:x1="12.322cm" svg:y1="5.672cm" svg:x2="12.522cm" svg:y2="6.085cm">
            <text:p/>
          </draw:line>
        </draw:g>
        <draw:frame draw:style-name="gr63" draw:text-style-name="P19" draw:layer="layout" svg:width="4.583cm" svg:height="1.673cm" svg:x="13.707cm" svg:y="8.701cm">
          <draw:text-box>
            <text:p><text:span text:style-name="T14">Moving </text:span><text:span text:style-name="T14">store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58" draw:text-style-name="P21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5" draw:text-style-name="P14" draw:layer="layout" svg:width="1.501cm" svg:height="0.662cm" svg:x="9.426cm" svg:y="5.326cm">
          <draw:text-box>
            <text:p text:style-name="P11"><text:span text:style-name="T11">empty</text:span></text:p>
          </draw:text-box>
        </draw:frame>
        <draw:line draw:style-name="gr64" draw:text-style-name="P2" draw:layer="layout" svg:x1="9.665cm" svg:y1="5.644cm" svg:x2="10.688cm" svg:y2="5.644cm">
          <text:p/>
        </draw:line>
        <draw:line draw:style-name="gr64" draw:text-style-name="P2" draw:layer="layout" svg:x1="9.665cm" svg:y1="5.724cm" svg:x2="10.686cm" svg:y2="5.724cm">
          <text:p/>
        </draw:line>
        <draw:frame draw:style-name="gr41" draw:text-style-name="P14" draw:layer="layout" svg:width="1.095cm" svg:height="0.662cm" svg:x="12.814cm" svg:y="8cm">
          <draw:text-box>
            <text:p text:style-name="P11"><text:span text:style-name="T11">last</text:span></text:p>
          </draw:text-box>
        </draw:frame>
        <draw:line draw:style-name="gr64" draw:text-style-name="P2" draw:layer="layout" svg:x1="13.001cm" svg:y1="8.32cm" svg:x2="13.701cm" svg:y2="8.32cm">
          <text:p/>
        </draw:line>
        <draw:line draw:style-name="gr64" draw:text-style-name="P2" draw:layer="layout" svg:x1="13.001cm" svg:y1="8.4cm" svg:x2="13.701cm" svg:y2="8.4cm">
          <text:p/>
        </draw:line>
        <draw:path draw:style-name="gr42" draw:text-style-name="P2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41" draw:text-style-name="P12" draw:layer="layout" svg:width="1.095cm" svg:height="0.662cm" svg:x="14.025cm" svg:y="5.504cm">
          <draw:text-box>
            <text:p text:style-name="P11"><text:span text:style-name="T10">first</text:span></text:p>
          </draw:text-box>
        </draw:frame>
        <draw:custom-shape draw:style-name="gr65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12cm" svg:y="6.201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05 </text:span><text:span text:style-name="T6">(hard)’</text:span><text:span text:style-name="T7">.</text:span></text:p>
          </draw:text-box>
        </draw:frame>
      </draw:page>
      <draw:page draw:name="page11" draw:style-name="dp1" draw:master-page-name="標準">
        <draw:path draw:style-name="gr17" draw:text-style-name="P2" draw:layer="layout" svg:width="1.475cm" svg:height="0.338cm" draw:transform="rotate (2.03383217734899) translate (10cm 7cm)" svg:viewBox="0 0 1476 339" svg:d="M0 0c0 0 1253 625 1476 178">
          <text:p/>
        </draw:path>
        <draw:path draw:style-name="gr17" draw:text-style-name="P2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6.002cm" svg:x2="6cm" svg:y2="6.002cm">
          <text:p/>
        </draw:line>
        <draw:line draw:style-name="gr49" draw:text-style-name="P2" draw:layer="layout" svg:x1="7cm" svg:y1="6.002cm" svg:x2="9cm" svg:y2="6.002cm">
          <text:p/>
        </draw:line>
        <draw:line draw:style-name="gr49" draw:text-style-name="P2" draw:layer="layout" svg:x1="10cm" svg:y1="8.002cm" svg:x2="8cm" svg:y2="8.002cm">
          <text:p/>
        </draw:line>
        <draw:custom-shape draw:style-name="gr4" draw:text-style-name="P22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6.276cm" svg:height="1.673cm" svg:x="3cm" svg:y="3.529cm">
          <draw:text-box>
            <text:p><text:span text:style-name="T13">5 key-</text:span><text:span text:style-name="T13">value </text:span><text:span text:style-name="T13">pairs</text:span></text:p>
            <text:p><text:span text:style-name="T13">are </text:span><text:span text:style-name="T13">already </text:span><text:span text:style-name="T13">inserted.</text:span></text:p>
          </draw:text-box>
        </draw:frame>
        <draw:frame draw:style-name="gr58" draw:text-style-name="P18" draw:layer="layout" svg:width="2.623cm" svg:height="0.962cm" svg:x="3cm" svg:y="2.73cm">
          <draw:text-box>
            <text:p><text:span text:style-name="T12">Ope. 0.</text:span></text:p>
          </draw:text-box>
        </draw:frame>
        <draw:custom-shape draw:style-name="gr66" draw:text-style-name="P5" draw:layer="layout" svg:width="23.5cm" svg:height="7.498cm" svg:x="2.75cm" svg:y="2.752cm">
          <text:p/>
          <draw:enhanced-geometry svg:viewBox="0 0 21600 21600" draw:type="rectangle" draw:enhanced-path="M 0 0 L 21600 0 21600 21600 0 21600 0 0 Z N"/>
        </draw:custom-shape>
        <draw:line draw:style-name="gr50" draw:text-style-name="P2" draw:layer="layout" svg:x1="8.501cm" svg:y1="9.494cm" svg:x2="8.501cm" svg:y2="9.494cm">
          <text:p/>
        </draw:line>
        <draw:frame draw:style-name="gr44" draw:text-style-name="P23" draw:layer="layout" svg:width="2.016cm" svg:height="1.673cm" svg:x="9.001cm" svg:y="6.189cm">
          <draw:text-box>
            <text:p><text:span text:style-name="T14">key-</text:span></text:p>
            <text:p><text:span text:style-name="T14">value</text:span></text:p>
          </draw:text-box>
        </draw:frame>
        <draw:line draw:style-name="gr51" draw:text-style-name="P2" draw:layer="layout" svg:x1="7.002cm" svg:y1="8.001cm" svg:x2="5.002cm" svg:y2="8.001cm">
          <text:p/>
        </draw:line>
        <draw:frame draw:style-name="gr60" draw:text-style-name="P10" draw:layer="layout" svg:width="5.574cm" svg:height="1.673cm" svg:x="12cm" svg:y="3.532cm">
          <draw:text-box>
            <text:p><text:span text:style-name="T9">New </text:span><text:span text:style-name="T9">inser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67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20" draw:layer="layout" svg:width="2.623cm" svg:height="0.962cm" svg:x="12.001cm" svg:y="2.732cm">
          <draw:text-box>
            <text:p><text:span text:style-name="T8">Ope. 2.</text:span></text:p>
          </draw:text-box>
        </draw:frame>
        <draw:custom-shape draw:style-name="gr6" draw:text-style-name="P2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16.001cm" svg:y1="6.001cm" svg:x2="18.001cm" svg:y2="6.001cm">
          <text:p/>
        </draw:line>
        <draw:line draw:style-name="gr48" draw:text-style-name="P2" draw:layer="layout" svg:x1="19.001cm" svg:y1="8.001cm" svg:x2="17.001cm" svg:y2="8.001cm">
          <text:p/>
        </draw:line>
        <draw:line draw:style-name="gr68" draw:text-style-name="P2" draw:layer="layout" svg:x1="13cm" svg:y1="6cm" svg:x2="15cm" svg:y2="6cm">
          <text:p/>
        </draw:line>
        <draw:line draw:style-name="gr68" draw:text-style-name="P2" draw:layer="layout" svg:x1="16cm" svg:y1="8cm" svg:x2="14cm" svg:y2="8cm">
          <text:p/>
        </draw:line>
        <draw:path draw:style-name="gr69" draw:text-style-name="P2" draw:layer="layout" svg:width="5.499cm" svg:height="0.749cm" svg:x="10.5cm" svg:y="8.003cm" svg:viewBox="0 0 5500 750" svg:d="M5500 0c-500 1000-5000 1000-5500 0">
          <text:p/>
        </draw:path>
        <draw:path draw:style-name="gr70" draw:text-style-name="P2" draw:layer="layout" svg:width="6.315cm" svg:height="3.465cm" draw:transform="skewX (0.530580092606276) rotate (0.669508301065025) translate (9.99133727911431cm 5.94104774465505cm)" svg:viewBox="0 0 6316 3466" svg:d="M0 54c735-475 5902 2317 6316 3412">
          <text:p/>
        </draw:path>
        <draw:path draw:style-name="gr62" draw:text-style-name="P2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55" draw:text-style-name="P2" draw:layer="layout" svg:x1="14.435cm" svg:y1="7.798cm" svg:x2="13.935cm" svg:y2="8.211cm">
            <text:p/>
          </draw:line>
          <draw:line draw:style-name="gr55" draw:text-style-name="P2" draw:layer="layout" svg:x1="14.085cm" svg:y1="7.798cm" svg:x2="14.285cm" svg:y2="8.211cm">
            <text:p/>
          </draw:line>
        </draw:g>
        <draw:g>
          <draw:line draw:style-name="gr55" draw:text-style-name="P2" draw:layer="layout" svg:x1="15.059cm" svg:y1="5.799cm" svg:x2="14.559cm" svg:y2="6.212cm">
            <text:p/>
          </draw:line>
          <draw:line draw:style-name="gr55" draw:text-style-name="P2" draw:layer="layout" svg:x1="14.709cm" svg:y1="5.799cm" svg:x2="14.909cm" svg:y2="6.212cm">
            <text:p/>
          </draw:line>
        </draw:g>
        <draw:path draw:style-name="gr53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path draw:style-name="gr54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5" draw:text-style-name="P2" draw:layer="layout" svg:x1="7.832cm" svg:y1="7.92cm" svg:x2="7.332cm" svg:y2="8.333cm">
            <text:p/>
          </draw:line>
          <draw:line draw:style-name="gr55" draw:text-style-name="P2" draw:layer="layout" svg:x1="7.482cm" svg:y1="7.92cm" svg:x2="7.682cm" svg:y2="8.333cm">
            <text:p/>
          </draw:line>
        </draw:g>
        <draw:g>
          <draw:line draw:style-name="gr55" draw:text-style-name="P2" draw:layer="layout" svg:x1="12.672cm" svg:y1="5.671cm" svg:x2="12.172cm" svg:y2="6.084cm">
            <text:p/>
          </draw:line>
          <draw:line draw:style-name="gr55" draw:text-style-name="P2" draw:layer="layout" svg:x1="12.322cm" svg:y1="5.671cm" svg:x2="12.522cm" svg:y2="6.084cm">
            <text:p/>
          </draw:line>
        </draw:g>
        <draw:custom-shape draw:style-name="gr10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3" draw:text-style-name="P19" draw:layer="layout" svg:width="4.583cm" svg:height="1.673cm" svg:x="13.707cm" svg:y="8.701cm">
          <draw:text-box>
            <text:p><text:span text:style-name="T14">Moving </text:span><text:span text:style-name="T14">store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58" draw:text-style-name="P21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frame draw:style-name="gr41" draw:text-style-name="P14" draw:layer="layout" svg:width="1.095cm" svg:height="0.662cm" svg:x="18.812cm" svg:y="8cm">
          <draw:text-box>
            <text:p text:style-name="P11"><text:span text:style-name="T11">last</text:span></text:p>
          </draw:text-box>
        </draw:frame>
        <draw:frame draw:style-name="gr41" draw:text-style-name="P12" draw:layer="layout" svg:width="1.095cm" svg:height="0.662cm" svg:x="10.613cm" svg:y="5.664cm">
          <draw:text-box>
            <text:p text:style-name="P11"><text:span text:style-name="T10">first</text:span></text:p>
          </draw:text-box>
        </draw:frame>
        <draw:path draw:style-name="gr42" draw:text-style-name="P2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65" draw:text-style-name="P13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12cm" svg:y="6.2cm">
          <draw:text-box>
            <text:p><text:span text:style-name="T9">key-</text:span></text:p>
            <text:p><text:span text:style-name="T9">value</text:span></text:p>
          </draw:text-box>
        </draw:frame>
        <draw:frame draw:style-name="gr45" draw:text-style-name="P14" draw:layer="layout" svg:width="1.501cm" svg:height="0.662cm" svg:x="8.181cm" svg:y="5.246cm">
          <draw:text-box>
            <text:p text:style-name="P11"><text:span text:style-name="T11">empty</text:span></text:p>
          </draw:text-box>
        </draw:frame>
        <draw:line draw:style-name="gr64" draw:text-style-name="P2" draw:layer="layout" svg:x1="8.42cm" svg:y1="5.564cm" svg:x2="9.443cm" svg:y2="5.564cm">
          <text:p/>
        </draw:line>
        <draw:line draw:style-name="gr64" draw:text-style-name="P2" draw:layer="layout" svg:x1="8.42cm" svg:y1="5.644cm" svg:x2="9.441cm" svg:y2="5.644cm">
          <text:p/>
        </draw:line>
      </draw:page>
      <draw:page draw:name="page1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06 </text:span><text:span text:style-name="T6">(hard)’</text:span><text:span text:style-name="T7">.</text:span></text:p>
          </draw:text-box>
        </draw:frame>
      </draw:page>
      <draw:page draw:name="page13" draw:style-name="dp1" draw:master-page-name="標準">
        <draw:path draw:style-name="gr17" draw:text-style-name="P2" draw:layer="layout" svg:width="1.475cm" svg:height="0.338cm" draw:transform="rotate (2.03383217734899) translate (10.001cm 7.001cm)" svg:viewBox="0 0 1476 339" svg:d="M0 0c0 0 1253 625 1476 178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4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6.001cm" svg:x2="6cm" svg:y2="6.001cm">
          <text:p/>
        </draw:line>
        <draw:line draw:style-name="gr48" draw:text-style-name="P17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custom-shape draw:style-name="gr4" draw:text-style-name="P22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6.276cm" svg:height="1.673cm" svg:x="3cm" svg:y="3.528cm">
          <draw:text-box>
            <text:p><text:span text:style-name="T13">5 key-</text:span><text:span text:style-name="T13">value </text:span><text:span text:style-name="T13">pairs</text:span></text:p>
            <text:p><text:span text:style-name="T13">are </text:span><text:span text:style-name="T13">already </text:span><text:span text:style-name="T13">inserted.</text:span></text:p>
          </draw:text-box>
        </draw:frame>
        <draw:frame draw:style-name="gr58" draw:text-style-name="P18" draw:layer="layout" svg:width="2.623cm" svg:height="0.962cm" svg:x="3cm" svg:y="2.729cm">
          <draw:text-box>
            <text:p><text:span text:style-name="T12">Ope. 0.</text:span></text:p>
          </draw:text-box>
        </draw:frame>
        <draw:custom-shape draw:style-name="gr71" draw:text-style-name="P5" draw:layer="layout" svg:width="23.5cm" svg:height="7.499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10cm" svg:y1="8cm" svg:x2="8cm" svg:y2="8cm">
          <text:p/>
        </draw:line>
        <draw:line draw:style-name="gr72" draw:text-style-name="P2" draw:layer="layout" svg:x1="10cm" svg:y1="6cm" svg:x2="12cm" svg:y2="6cm">
          <text:p/>
        </draw:line>
        <draw:path draw:style-name="gr53" draw:text-style-name="P2" draw:layer="layout" svg:width="6.314cm" svg:height="3.466cm" draw:transform="skewX (0.530580092606276) rotate (0.669508301065025) translate (6.99134155471362cm 5.93807832200183cm)" svg:viewBox="0 0 6315 3467" svg:d="M0 54c735-475 5902 2319 6315 3413">
          <text:p/>
        </draw:path>
        <draw:line draw:style-name="gr50" draw:text-style-name="P2" draw:layer="layout" svg:x1="8.501cm" svg:y1="9.493cm" svg:x2="8.501cm" svg:y2="9.493cm">
          <text:p/>
        </draw:line>
        <draw:frame draw:style-name="gr44" draw:text-style-name="P19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4" draw:text-style-name="P2" draw:layer="layout" svg:width="5.499cm" svg:height="0.749cm" svg:x="7.5cm" svg:y="8cm" svg:viewBox="0 0 5500 750" svg:d="M5500 0c-500 1000-5000 1000-5500 0">
          <text:p/>
        </draw:path>
        <draw:g>
          <draw:line draw:style-name="gr55" draw:text-style-name="P2" draw:layer="layout" svg:x1="7.831cm" svg:y1="7.919cm" svg:x2="7.331cm" svg:y2="8.332cm">
            <text:p/>
          </draw:line>
          <draw:line draw:style-name="gr55" draw:text-style-name="P2" draw:layer="layout" svg:x1="7.481cm" svg:y1="7.919cm" svg:x2="7.681cm" svg:y2="8.332cm">
            <text:p/>
          </draw:line>
        </draw:g>
        <draw:g>
          <draw:line draw:style-name="gr55" draw:text-style-name="P2" draw:layer="layout" svg:x1="12.671cm" svg:y1="5.67cm" svg:x2="12.171cm" svg:y2="6.083cm">
            <text:p/>
          </draw:line>
          <draw:line draw:style-name="gr55" draw:text-style-name="P2" draw:layer="layout" svg:x1="12.321cm" svg:y1="5.67cm" svg:x2="12.521cm" svg:y2="6.083cm">
            <text:p/>
          </draw:line>
        </draw:g>
        <draw:line draw:style-name="gr72" draw:text-style-name="P2" draw:layer="layout" svg:x1="7.001cm" svg:y1="6cm" svg:x2="9.001cm" svg:y2="6cm">
          <text:p/>
        </draw:line>
        <draw:line draw:style-name="gr72" draw:text-style-name="P2" draw:layer="layout" svg:x1="13.002cm" svg:y1="8cm" svg:x2="11.002cm" svg:y2="8cm">
          <text:p/>
        </draw:line>
        <draw:line draw:style-name="gr68" draw:text-style-name="P2" draw:layer="layout" svg:x1="16cm" svg:y1="6.003cm" svg:x2="18cm" svg:y2="6.003cm">
          <text:p/>
        </draw:line>
        <draw:line draw:style-name="gr68" draw:text-style-name="P2" draw:layer="layout" svg:x1="19cm" svg:y1="8cm" svg:x2="17cm" svg:y2="8cm">
          <text:p/>
        </draw:line>
        <draw:frame draw:style-name="gr60" draw:text-style-name="P10" draw:layer="layout" svg:width="5.574cm" svg:height="1.673cm" svg:x="18cm" svg:y="3.531cm">
          <draw:text-box>
            <text:p><text:span text:style-name="T9">New </text:span><text:span text:style-name="T9">inser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67" draw:text-style-name="P2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8" draw:text-style-name="P20" draw:layer="layout" svg:width="2.623cm" svg:height="0.962cm" svg:x="18.001cm" svg:y="2.731cm">
          <draw:text-box>
            <text:p><text:span text:style-name="T8">Ope. 2.</text:span></text:p>
          </draw:text-box>
        </draw:frame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5" draw:text-style-name="P2" draw:layer="layout" svg:x1="17.435cm" svg:y1="7.797cm" svg:x2="16.935cm" svg:y2="8.21cm">
            <text:p/>
          </draw:line>
          <draw:line draw:style-name="gr55" draw:text-style-name="P2" draw:layer="layout" svg:x1="17.085cm" svg:y1="7.797cm" svg:x2="17.285cm" svg:y2="8.21cm">
            <text:p/>
          </draw:line>
        </draw:g>
        <draw:g>
          <draw:line draw:style-name="gr55" draw:text-style-name="P2" draw:layer="layout" svg:x1="18.059cm" svg:y1="5.798cm" svg:x2="17.559cm" svg:y2="6.211cm">
            <text:p/>
          </draw:line>
          <draw:line draw:style-name="gr55" draw:text-style-name="P2" draw:layer="layout" svg:x1="17.709cm" svg:y1="5.798cm" svg:x2="17.909cm" svg:y2="6.211cm">
            <text:p/>
          </draw:line>
        </draw:g>
        <draw:path draw:style-name="gr62" draw:text-style-name="P2" draw:layer="layout" svg:width="4.704cm" svg:height="7.755cm" draw:transform="rotate (-1.03899450371222) translate (16.663910854cm 4.07935495565823cm)" svg:viewBox="0 0 4705 7756" svg:d="M4607 0c819 482-3745 8239-4607 7732">
          <text:p/>
        </draw:path>
        <draw:frame draw:style-name="gr63" draw:text-style-name="P19" draw:layer="layout" svg:width="4.583cm" svg:height="1.673cm" svg:x="13.707cm" svg:y="8.701cm">
          <draw:text-box>
            <text:p><text:span text:style-name="T14">Moving </text:span><text:span text:style-name="T14">store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58" draw:text-style-name="P21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path draw:style-name="gr42" draw:text-style-name="P2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41" draw:text-style-name="P12" draw:layer="layout" svg:width="1.095cm" svg:height="0.662cm" svg:x="20.025cm" svg:y="5.503cm">
          <draw:text-box>
            <text:p text:style-name="P11"><text:span text:style-name="T10">first</text:span></text:p>
          </draw:text-box>
        </draw:frame>
        <draw:custom-shape draw:style-name="gr65" draw:text-style-name="P13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18.011cm" svg:y="6.203cm">
          <draw:text-box>
            <text:p><text:span text:style-name="T9">key-</text:span></text:p>
            <text:p><text:span text:style-name="T9">value</text:span></text:p>
          </draw:text-box>
        </draw:frame>
        <draw:frame draw:style-name="gr45" draw:text-style-name="P14" draw:layer="layout" svg:width="1.501cm" svg:height="0.662cm" svg:x="8.18cm" svg:y="5.245cm">
          <draw:text-box>
            <text:p text:style-name="P11"><text:span text:style-name="T11">empty</text:span></text:p>
          </draw:text-box>
        </draw:frame>
        <draw:line draw:style-name="gr64" draw:text-style-name="P2" draw:layer="layout" svg:x1="8.419cm" svg:y1="5.563cm" svg:x2="9.442cm" svg:y2="5.563cm">
          <text:p/>
        </draw:line>
        <draw:line draw:style-name="gr64" draw:text-style-name="P2" draw:layer="layout" svg:x1="8.419cm" svg:y1="5.643cm" svg:x2="9.44cm" svg:y2="5.643cm">
          <text:p/>
        </draw:line>
      </draw:page>
      <draw:page draw:name="page14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07 </text:span><text:span text:style-name="T6">(hard)’</text:span><text:span text:style-name="T7">.</text:span></text:p>
          </draw:text-box>
        </draw:frame>
      </draw:page>
      <draw:page draw:name="page15" draw:style-name="dp1" draw:master-page-name="標準">
        <draw:path draw:style-name="gr17" draw:text-style-name="P2" draw:layer="layout" svg:width="1.475cm" svg:height="0.338cm" draw:transform="rotate (2.03383217734899) translate (10.002cm 7.002cm)" svg:viewBox="0 0 1476 339" svg:d="M0 0c0 0 1253 625 1476 178">
          <text:p/>
        </draw:path>
        <draw:frame draw:style-name="gr45" draw:text-style-name="P14" draw:layer="layout" svg:width="1.501cm" svg:height="0.662cm" svg:x="8.186cm" svg:y="5.241cm">
          <draw:text-box>
            <text:p text:style-name="P11"><text:span text:style-name="T11">empty</text:span></text:p>
          </draw:text-box>
        </draw:frame>
        <draw:line draw:style-name="gr64" draw:text-style-name="P2" draw:layer="layout" svg:x1="8.425cm" svg:y1="5.559cm" svg:x2="9.448cm" svg:y2="5.559cm">
          <text:p/>
        </draw:line>
        <draw:line draw:style-name="gr64" draw:text-style-name="P2" draw:layer="layout" svg:x1="8.425cm" svg:y1="5.639cm" svg:x2="9.446cm" svg:y2="5.639cm">
          <text:p/>
        </draw:line>
        <draw:path draw:style-name="gr17" draw:text-style-name="P2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17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48" draw:text-style-name="P2" draw:layer="layout" svg:x1="13cm" svg:y1="6.001cm" svg:x2="15cm" svg:y2="6.001cm">
          <text:p/>
        </draw:line>
        <draw:line draw:style-name="gr48" draw:text-style-name="P2" draw:layer="layout" svg:x1="16cm" svg:y1="8.001cm" svg:x2="14cm" svg:y2="8.001cm">
          <text:p/>
        </draw:line>
        <draw:line draw:style-name="gr48" draw:text-style-name="P2" draw:layer="layout" svg:x1="22cm" svg:y1="6.001cm" svg:x2="24cm" svg:y2="6.001cm">
          <text:p/>
        </draw:line>
        <draw:line draw:style-name="gr48" draw:text-style-name="P2" draw:layer="layout" svg:x1="25cm" svg:y1="8.001cm" svg:x2="23cm" svg:y2="8.001cm">
          <text:p/>
        </draw:line>
        <draw:custom-shape draw:style-name="gr4" draw:text-style-name="P22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6.276cm" svg:height="1.673cm" svg:x="3cm" svg:y="3.528cm">
          <draw:text-box>
            <text:p><text:span text:style-name="T13">7 key-</text:span><text:span text:style-name="T13">value </text:span><text:span text:style-name="T13">pairs</text:span></text:p>
            <text:p><text:span text:style-name="T13">are </text:span><text:span text:style-name="T13">already </text:span><text:span text:style-name="T13">inserted.</text:span></text:p>
          </draw:text-box>
        </draw:frame>
        <draw:frame draw:style-name="gr58" draw:text-style-name="P18" draw:layer="layout" svg:width="2.623cm" svg:height="0.962cm" svg:x="3cm" svg:y="2.729cm">
          <draw:text-box>
            <text:p><text:span text:style-name="T12">Ope. 0.</text:span></text:p>
          </draw:text-box>
        </draw:frame>
        <draw:custom-shape draw:style-name="gr71" draw:text-style-name="P5" draw:layer="layout" svg:width="23.5cm" svg:height="7.499cm" svg:x="2.75cm" svg:y="2.75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2" draw:text-style-name="P2" draw:layer="layout" svg:x1="10.001cm" svg:y1="7.993cm" svg:x2="8.001cm" svg:y2="7.993cm">
          <text:p/>
        </draw:line>
        <draw:line draw:style-name="gr72" draw:text-style-name="P2" draw:layer="layout" svg:x1="10.001cm" svg:y1="5.993cm" svg:x2="12.001cm" svg:y2="5.993cm">
          <text:p/>
        </draw:line>
        <draw:path draw:style-name="gr53" draw:text-style-name="P2" draw:layer="layout" svg:width="6.315cm" svg:height="3.465cm" draw:transform="skewX (0.530580092606276) rotate (0.669508301065025) translate (6.9923372791143cm 5.93304774465505cm)" svg:viewBox="0 0 6316 3466" svg:d="M0 54c735-475 5902 2317 6316 3412">
          <text:p/>
        </draw:path>
        <draw:line draw:style-name="gr50" draw:text-style-name="P2" draw:layer="layout" svg:x1="8.501cm" svg:y1="9.493cm" svg:x2="8.501cm" svg:y2="9.493cm">
          <text:p/>
        </draw:line>
        <draw:frame draw:style-name="gr44" draw:text-style-name="P19" draw:layer="layout" svg:width="2.016cm" svg:height="1.673cm" svg:x="9.001cm" svg:y="6.188cm">
          <draw:text-box>
            <text:p><text:span text:style-name="T14">key-</text:span></text:p>
            <text:p><text:span text:style-name="T14">value</text:span></text:p>
          </draw:text-box>
        </draw:frame>
        <draw:path draw:style-name="gr54" draw:text-style-name="P2" draw:layer="layout" svg:width="5.499cm" svg:height="0.749cm" svg:x="7.502cm" svg:y="8.014cm" svg:viewBox="0 0 5500 750" svg:d="M5500 0c-500 1000-5000 1000-5500 0">
          <text:p/>
        </draw:path>
        <draw:g>
          <draw:line draw:style-name="gr55" draw:text-style-name="P2" draw:layer="layout" svg:x1="7.831cm" svg:y1="7.919cm" svg:x2="7.331cm" svg:y2="8.332cm">
            <text:p/>
          </draw:line>
          <draw:line draw:style-name="gr55" draw:text-style-name="P2" draw:layer="layout" svg:x1="7.481cm" svg:y1="7.919cm" svg:x2="7.681cm" svg:y2="8.332cm">
            <text:p/>
          </draw:line>
        </draw:g>
        <draw:g>
          <draw:line draw:style-name="gr55" draw:text-style-name="P2" draw:layer="layout" svg:x1="12.671cm" svg:y1="5.67cm" svg:x2="12.171cm" svg:y2="6.083cm">
            <text:p/>
          </draw:line>
          <draw:line draw:style-name="gr55" draw:text-style-name="P2" draw:layer="layout" svg:x1="12.321cm" svg:y1="5.67cm" svg:x2="12.521cm" svg:y2="6.083cm">
            <text:p/>
          </draw:line>
        </draw:g>
        <draw:line draw:style-name="gr72" draw:text-style-name="P2" draw:layer="layout" svg:x1="7.001cm" svg:y1="6cm" svg:x2="9.001cm" svg:y2="6cm">
          <text:p/>
        </draw:line>
        <draw:line draw:style-name="gr72" draw:text-style-name="P2" draw:layer="layout" svg:x1="13.002cm" svg:y1="8cm" svg:x2="11.002cm" svg:y2="8cm">
          <text:p/>
        </draw:line>
        <draw:line draw:style-name="gr68" draw:text-style-name="P2" draw:layer="layout" svg:x1="16cm" svg:y1="6.003cm" svg:x2="18cm" svg:y2="6.003cm">
          <text:p/>
        </draw:line>
        <draw:line draw:style-name="gr68" draw:text-style-name="P2" draw:layer="layout" svg:x1="19cm" svg:y1="8cm" svg:x2="17cm" svg:y2="8cm">
          <text:p/>
        </draw:line>
        <draw:line draw:style-name="gr68" draw:text-style-name="P2" draw:layer="layout" svg:x1="19cm" svg:y1="6cm" svg:x2="21cm" svg:y2="6.003cm">
          <text:p/>
        </draw:line>
        <draw:line draw:style-name="gr68" draw:text-style-name="P2" draw:layer="layout" svg:x1="22cm" svg:y1="8.003cm" svg:x2="20cm" svg:y2="8.003cm">
          <text:p/>
        </draw:line>
        <draw:frame draw:style-name="gr60" draw:text-style-name="P10" draw:layer="layout" svg:width="5.574cm" svg:height="1.673cm" svg:x="18cm" svg:y="3.531cm">
          <draw:text-box>
            <text:p><text:span text:style-name="T9">New </text:span><text:span text:style-name="T9">inser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73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5.499cm" svg:height="0.749cm" svg:x="16.5cm" svg:y="8.003cm" svg:viewBox="0 0 5500 750" svg:d="M5500 0c-500 1000-5000 1000-5500 0">
          <text:p/>
        </draw:path>
        <draw:frame draw:style-name="gr58" draw:text-style-name="P20" draw:layer="layout" svg:width="2.623cm" svg:height="0.962cm" svg:x="18.001cm" svg:y="2.731cm">
          <draw:text-box>
            <text:p><text:span text:style-name="T8">Ope. 2.</text:span></text:p>
          </draw:text-box>
        </draw:frame>
        <draw:path draw:style-name="gr70" draw:text-style-name="P2" draw:layer="layout" svg:width="6.315cm" svg:height="3.465cm" draw:transform="skewX (0.530580092606276) rotate (0.669508301065025) translate (15.9913372791143cm 5.94104774465505cm)" svg:viewBox="0 0 6316 3466" svg:d="M0 54c735-475 5902 2317 6316 3412">
          <text:p/>
        </draw:path>
        <draw:custom-shape draw:style-name="gr10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55" draw:text-style-name="P2" draw:layer="layout" svg:x1="17.435cm" svg:y1="7.797cm" svg:x2="16.935cm" svg:y2="8.21cm">
            <text:p/>
          </draw:line>
          <draw:line draw:style-name="gr55" draw:text-style-name="P2" draw:layer="layout" svg:x1="17.085cm" svg:y1="7.797cm" svg:x2="17.285cm" svg:y2="8.21cm">
            <text:p/>
          </draw:line>
        </draw:g>
        <draw:g>
          <draw:line draw:style-name="gr55" draw:text-style-name="P2" draw:layer="layout" svg:x1="20.435cm" svg:y1="7.798cm" svg:x2="19.935cm" svg:y2="8.211cm">
            <text:p/>
          </draw:line>
          <draw:line draw:style-name="gr55" draw:text-style-name="P2" draw:layer="layout" svg:x1="20.085cm" svg:y1="7.798cm" svg:x2="20.285cm" svg:y2="8.211cm">
            <text:p/>
          </draw:line>
        </draw:g>
        <draw:g>
          <draw:line draw:style-name="gr55" draw:text-style-name="P2" draw:layer="layout" svg:x1="18.059cm" svg:y1="5.798cm" svg:x2="17.559cm" svg:y2="6.211cm">
            <text:p/>
          </draw:line>
          <draw:line draw:style-name="gr55" draw:text-style-name="P2" draw:layer="layout" svg:x1="17.709cm" svg:y1="5.798cm" svg:x2="17.909cm" svg:y2="6.211cm">
            <text:p/>
          </draw:line>
        </draw:g>
        <draw:g>
          <draw:line draw:style-name="gr55" draw:text-style-name="P2" draw:layer="layout" svg:x1="21.059cm" svg:y1="5.799cm" svg:x2="20.559cm" svg:y2="6.212cm">
            <text:p/>
          </draw:line>
          <draw:line draw:style-name="gr55" draw:text-style-name="P2" draw:layer="layout" svg:x1="20.709cm" svg:y1="5.799cm" svg:x2="20.909cm" svg:y2="6.212cm">
            <text:p/>
          </draw:line>
        </draw:g>
        <draw:path draw:style-name="gr62" draw:text-style-name="P2" draw:layer="layout" svg:width="4.704cm" svg:height="7.755cm" draw:transform="rotate (-1.03899450371222) translate (16.663910854cm 4.07935495565823cm)" svg:viewBox="0 0 4705 7756" svg:d="M4607 0c819 482-3745 8239-4607 7732">
          <text:p/>
        </draw:path>
        <draw:frame draw:style-name="gr63" draw:text-style-name="P19" draw:layer="layout" svg:width="4.583cm" svg:height="1.673cm" svg:x="13.707cm" svg:y="8.701cm">
          <draw:text-box>
            <text:p><text:span text:style-name="T14">Moving </text:span><text:span text:style-name="T14">store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58" draw:text-style-name="P21" draw:layer="layout" svg:width="2.623cm" svg:height="0.962cm" svg:x="11.503cm" svg:y="8.696cm">
          <draw:text-box>
            <text:p><text:span text:style-name="T16">Ope. 1.</text:span></text:p>
          </draw:text-box>
        </draw:frame>
        <draw:frame draw:style-name="gr41" draw:text-style-name="P14" draw:layer="layout" svg:width="1.095cm" svg:height="0.662cm" svg:x="24.812cm" svg:y="8cm">
          <draw:text-box>
            <text:p text:style-name="P11"><text:span text:style-name="T11">last</text:span></text:p>
          </draw:text-box>
        </draw:frame>
        <draw:path draw:style-name="gr42" draw:text-style-name="P2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41" draw:text-style-name="P12" draw:layer="layout" svg:width="1.095cm" svg:height="0.662cm" svg:x="19.335cm" svg:y="8.134cm">
          <draw:text-box>
            <text:p text:style-name="P11"><text:span text:style-name="T10">first</text:span></text:p>
          </draw:text-box>
        </draw:frame>
        <draw:custom-shape draw:style-name="gr65" draw:text-style-name="P13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18cm" svg:y="6.199cm">
          <draw:text-box>
            <text:p><text:span text:style-name="T9">key-</text:span></text:p>
            <text:p><text:span text:style-name="T9">value</text:span></text:p>
          </draw:text-box>
        </draw:frame>
      </draw:page>
      <draw:page draw:name="page16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08 </text:span><text:span text:style-name="T6">(hard)’</text:span><text:span text:style-name="T7">.</text:span></text:p>
          </draw:text-box>
        </draw:frame>
      </draw:page>
      <draw:page draw:name="page17" draw:style-name="dp1" draw:master-page-name="標準">
        <draw:path draw:style-name="gr17" draw:text-style-name="P2" draw:layer="layout" svg:width="1.475cm" svg:height="0.338cm" draw:transform="rotate (2.03383217734899) translate (19.003cm 7.003cm)" svg:viewBox="0 0 1476 339" svg:d="M0 0c0 0 1253 625 1476 178">
          <text:p/>
        </draw:path>
        <draw:path draw:style-name="gr53" draw:text-style-name="P2" draw:layer="layout" svg:width="6.314cm" svg:height="3.466cm" draw:transform="skewX (0.530580092606276) rotate (0.669508301065025) translate (15.9913415547136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41" draw:text-style-name="P14" draw:layer="layout" svg:width="1.095cm" svg:height="0.662cm" svg:x="24.813cm" svg:y="8cm">
          <draw:text-box>
            <text:p text:style-name="P11"><text:span text:style-name="T11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6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cm" svg:x2="6cm" svg:y2="6cm">
          <text:p/>
        </draw:line>
        <draw:line draw:style-name="gr48" draw:text-style-name="P2" draw:layer="layout" svg:x1="7cm" svg:y1="8cm" svg:x2="5cm" svg:y2="8cm">
          <text:p/>
        </draw:line>
        <draw:line draw:style-name="gr68" draw:text-style-name="P2" draw:layer="layout" svg:x1="7cm" svg:y1="6cm" svg:x2="9cm" svg:y2="6cm">
          <text:p/>
        </draw:line>
        <draw:line draw:style-name="gr68" draw:text-style-name="P2" draw:layer="layout" svg:x1="10cm" svg:y1="8cm" svg:x2="8cm" svg:y2="8cm">
          <text:p/>
        </draw:line>
        <draw:line draw:style-name="gr68" draw:text-style-name="P2" draw:layer="layout" svg:x1="10cm" svg:y1="6cm" svg:x2="12cm" svg:y2="6cm">
          <text:p/>
        </draw:line>
        <draw:line draw:style-name="gr68" draw:text-style-name="P2" draw:layer="layout" svg:x1="13cm" svg:y1="8cm" svg:x2="11cm" svg:y2="8cm">
          <text:p/>
        </draw:line>
        <draw:line draw:style-name="gr48" draw:text-style-name="P2" draw:layer="layout" svg:x1="13cm" svg:y1="6cm" svg:x2="15cm" svg:y2="6cm">
          <text:p/>
        </draw:line>
        <draw:line draw:style-name="gr48" draw:text-style-name="P2" draw:layer="layout" svg:x1="16cm" svg:y1="8cm" svg:x2="14cm" svg:y2="8cm">
          <text:p/>
        </draw:line>
        <draw:line draw:style-name="gr72" draw:text-style-name="P2" draw:layer="layout" svg:x1="19cm" svg:y1="8cm" svg:x2="17cm" svg:y2="8cm">
          <text:p/>
        </draw:line>
        <draw:line draw:style-name="gr72" draw:text-style-name="P2" draw:layer="layout" svg:x1="19cm" svg:y1="6cm" svg:x2="21cm" svg:y2="6cm">
          <text:p/>
        </draw:line>
        <draw:line draw:style-name="gr48" draw:text-style-name="P2" draw:layer="layout" svg:x1="22cm" svg:y1="6cm" svg:x2="24cm" svg:y2="6cm">
          <text:p/>
        </draw:line>
        <draw:line draw:style-name="gr48" draw:text-style-name="P2" draw:layer="layout" svg:x1="25cm" svg:y1="8cm" svg:x2="23cm" svg:y2="8cm">
          <text:p/>
        </draw:line>
        <draw:custom-shape draw:style-name="gr4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6.276cm" svg:height="1.673cm" svg:x="3cm" svg:y="3.527cm">
          <draw:text-box>
            <text:p><text:span text:style-name="T13">7 key-</text:span><text:span text:style-name="T13">value </text:span><text:span text:style-name="T13">pairs</text:span></text:p>
            <text:p><text:span text:style-name="T13">are </text:span><text:span text:style-name="T13">already </text:span><text:span text:style-name="T13">inserted.</text:span></text:p>
          </draw:text-box>
        </draw:frame>
        <draw:frame draw:style-name="gr60" draw:text-style-name="P10" draw:layer="layout" svg:width="5.574cm" svg:height="1.673cm" svg:x="9cm" svg:y="3.528cm">
          <draw:text-box>
            <text:p><text:span text:style-name="T9">New </text:span><text:span text:style-name="T9">inser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7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5.499cm" svg:height="0.749cm" svg:x="7.5cm" svg:y="8cm" svg:viewBox="0 0 5500 750" svg:d="M5500 0c-500 1000-5000 1000-5500 0">
          <text:p/>
        </draw:path>
        <draw:line draw:style-name="gr50" draw:text-style-name="P2" draw:layer="layout" svg:x1="17.5cm" svg:y1="9.5cm" svg:x2="17.5cm" svg:y2="9.5cm">
          <text:p/>
        </draw:line>
        <draw:path draw:style-name="gr62" draw:text-style-name="P2" draw:layer="layout" svg:width="4.628cm" svg:height="7.803cm" draw:transform="skewX (-1.03132523402635E-016) rotate (-1.03899450371222) translate (16.707616430811cm 4.10364121835178cm)" svg:viewBox="0 0 4629 7804" svg:d="M0 7782c819 482 5383-7275 4521-7782">
          <text:p/>
        </draw:path>
        <draw:frame draw:style-name="gr58" draw:text-style-name="P18" draw:layer="layout" svg:width="2.623cm" svg:height="0.962cm" svg:x="3cm" svg:y="2.728cm">
          <draw:text-box>
            <text:p><text:span text:style-name="T12">Ope. 0.</text:span></text:p>
          </draw:text-box>
        </draw:frame>
        <draw:frame draw:style-name="gr58" draw:text-style-name="P20" draw:layer="layout" svg:width="2.623cm" svg:height="0.962cm" svg:x="9.001cm" svg:y="2.728cm">
          <draw:text-box>
            <text:p><text:span text:style-name="T8">Ope. 2.</text:span></text:p>
          </draw:text-box>
        </draw:frame>
        <draw:frame draw:style-name="gr44" draw:text-style-name="P19" draw:layer="layout" svg:width="2.016cm" svg:height="1.673cm" svg:x="18cm" svg:y="6.195cm">
          <draw:text-box>
            <text:p><text:span text:style-name="T14">key-</text:span></text:p>
            <text:p><text:span text:style-name="T14">value</text:span></text:p>
          </draw:text-box>
        </draw:frame>
        <draw:path draw:style-name="gr70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54" draw:text-style-name="P2" draw:layer="layout" svg:width="5.499cm" svg:height="0.749cm" svg:x="16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4" draw:text-style-name="P2" draw:layer="layout" svg:x1="8.435cm" svg:y1="7.794cm" svg:x2="7.935cm" svg:y2="8.207cm">
            <text:p/>
          </draw:line>
          <draw:line draw:style-name="gr74" draw:text-style-name="P2" draw:layer="layout" svg:x1="8.085cm" svg:y1="7.794cm" svg:x2="8.285cm" svg:y2="8.207cm">
            <text:p/>
          </draw:line>
        </draw:g>
        <draw:g>
          <draw:line draw:style-name="gr55" draw:text-style-name="P2" draw:layer="layout" svg:x1="11.435cm" svg:y1="7.795cm" svg:x2="10.935cm" svg:y2="8.208cm">
            <text:p/>
          </draw:line>
          <draw:line draw:style-name="gr55" draw:text-style-name="P2" draw:layer="layout" svg:x1="11.085cm" svg:y1="7.795cm" svg:x2="11.285cm" svg:y2="8.208cm">
            <text:p/>
          </draw:line>
        </draw:g>
        <draw:g>
          <draw:line draw:style-name="gr55" draw:text-style-name="P2" draw:layer="layout" svg:x1="9.059cm" svg:y1="5.795cm" svg:x2="8.559cm" svg:y2="6.208cm">
            <text:p/>
          </draw:line>
          <draw:line draw:style-name="gr55" draw:text-style-name="P2" draw:layer="layout" svg:x1="8.709cm" svg:y1="5.795cm" svg:x2="8.909cm" svg:y2="6.208cm">
            <text:p/>
          </draw:line>
        </draw:g>
        <draw:g>
          <draw:line draw:style-name="gr55" draw:text-style-name="P2" draw:layer="layout" svg:x1="12.059cm" svg:y1="5.796cm" svg:x2="11.559cm" svg:y2="6.209cm">
            <text:p/>
          </draw:line>
          <draw:line draw:style-name="gr55" draw:text-style-name="P2" draw:layer="layout" svg:x1="11.709cm" svg:y1="5.796cm" svg:x2="11.909cm" svg:y2="6.209cm">
            <text:p/>
          </draw:line>
        </draw:g>
        <draw:g>
          <draw:line draw:style-name="gr55" draw:text-style-name="P2" draw:layer="layout" svg:x1="16.83cm" svg:y1="7.926cm" svg:x2="16.33cm" svg:y2="8.339cm">
            <text:p/>
          </draw:line>
          <draw:line draw:style-name="gr55" draw:text-style-name="P2" draw:layer="layout" svg:x1="16.48cm" svg:y1="7.926cm" svg:x2="16.68cm" svg:y2="8.339cm">
            <text:p/>
          </draw:line>
        </draw:g>
        <draw:g>
          <draw:line draw:style-name="gr55" draw:text-style-name="P2" draw:layer="layout" svg:x1="21.67cm" svg:y1="5.677cm" svg:x2="21.17cm" svg:y2="6.09cm">
            <text:p/>
          </draw:line>
          <draw:line draw:style-name="gr55" draw:text-style-name="P2" draw:layer="layout" svg:x1="21.32cm" svg:y1="5.677cm" svg:x2="21.52cm" svg:y2="6.09cm">
            <text:p/>
          </draw:line>
        </draw:g>
        <draw:custom-shape draw:style-name="gr75" draw:text-style-name="P5" draw:layer="layout" svg:width="23.5cm" svg:height="7.5cm" svg:x="2.75cm" svg:y="2.75cm">
          <text:p/>
          <draw:enhanced-geometry svg:viewBox="0 0 21600 21600" draw:type="rectangle" draw:enhanced-path="M 0 0 L 21600 0 21600 21600 0 21600 0 0 Z N"/>
        </draw:custom-shape>
        <draw:line draw:style-name="gr72" draw:text-style-name="P2" draw:layer="layout" svg:x1="16cm" svg:y1="6cm" svg:x2="18cm" svg:y2="6cm">
          <text:p/>
        </draw:line>
        <draw:line draw:style-name="gr72" draw:text-style-name="P2" draw:layer="layout" svg:x1="22.001cm" svg:y1="8cm" svg:x2="20.001cm" svg:y2="8cm">
          <text:p/>
        </draw:line>
        <draw:frame draw:style-name="gr63" draw:text-style-name="P19" draw:layer="layout" svg:width="4.583cm" svg:height="1.673cm" svg:x="13.707cm" svg:y="8.701cm">
          <draw:text-box>
            <text:p><text:span text:style-name="T14">Moving </text:span><text:span text:style-name="T14">store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58" draw:text-style-name="P21" draw:layer="layout" svg:width="2.623cm" svg:height="0.962cm" svg:x="11.503cm" svg:y="8.696cm">
          <draw:text-box>
            <text:p><text:span text:style-name="T16">Ope. 1.</text:span></text:p>
          </draw:text-box>
        </draw:frame>
        <draw:path draw:style-name="gr42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1" draw:text-style-name="P26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65" draw:text-style-name="P13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9cm" svg:y="6.196cm">
          <draw:text-box>
            <text:p><text:span text:style-name="T9">key-</text:span></text:p>
            <text:p><text:span text:style-name="T9">value</text:span></text:p>
          </draw:text-box>
        </draw:frame>
        <draw:frame draw:style-name="gr45" draw:text-style-name="P14" draw:layer="layout" svg:width="1.501cm" svg:height="0.662cm" svg:x="17.179cm" svg:y="5.244cm">
          <draw:text-box>
            <text:p text:style-name="P11"><text:span text:style-name="T11">empty</text:span></text:p>
          </draw:text-box>
        </draw:frame>
        <draw:line draw:style-name="gr64" draw:text-style-name="P2" draw:layer="layout" svg:x1="17.418cm" svg:y1="5.562cm" svg:x2="18.441cm" svg:y2="5.562cm">
          <text:p/>
        </draw:line>
        <draw:line draw:style-name="gr64" draw:text-style-name="P2" draw:layer="layout" svg:x1="17.418cm" svg:y1="5.642cm" svg:x2="18.439cm" svg:y2="5.642cm">
          <text:p/>
        </draw:line>
      </draw:page>
      <draw:page draw:name="page18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09 </text:span><text:span text:style-name="T6">(hard)’</text:span><text:span text:style-name="T7">.</text:span></text:p>
          </draw:text-box>
        </draw:frame>
      </draw:page>
      <draw:page draw:name="page19" draw:style-name="dp1" draw:master-page-name="標準">
        <draw:path draw:style-name="gr17" draw:text-style-name="P2" draw:layer="layout" svg:width="1.06cm" svg:height="1.07cm" draw:transform="rotate (2.03383217734899) translate (12.504cm 7.004cm)" svg:viewBox="0 0 1061 1071" svg:d="M0 0c0 0 1258 624 1035 1071">
          <text:p/>
        </draw:path>
        <draw:path draw:style-name="gr53" draw:text-style-name="P2" draw:layer="layout" svg:width="6.314cm" svg:height="3.466cm" draw:transform="skewX (0.530580092606276) rotate (0.669508301065025) translate (9.99134155471362cm 5.93807832200183cm)" svg:viewBox="0 0 6315 3467" svg:d="M0 54c735-475 5902 2319 6315 3413">
          <text:p/>
        </draw:path>
        <draw:path draw:style-name="gr17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6" draw:text-style-name="P2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001cm" svg:x2="6cm" svg:y2="6.001cm">
          <text:p/>
        </draw:line>
        <draw:line draw:style-name="gr48" draw:text-style-name="P2" draw:layer="layout" svg:x1="7cm" svg:y1="8.001cm" svg:x2="5cm" svg:y2="8.001cm">
          <text:p/>
        </draw:line>
        <draw:line draw:style-name="gr68" draw:text-style-name="P2" draw:layer="layout" svg:x1="7cm" svg:y1="6.001cm" svg:x2="9cm" svg:y2="6.001cm">
          <text:p/>
        </draw:line>
        <draw:line draw:style-name="gr68" draw:text-style-name="P2" draw:layer="layout" svg:x1="10cm" svg:y1="8.001cm" svg:x2="8cm" svg:y2="8.001cm">
          <text:p/>
        </draw:line>
        <draw:line draw:style-name="gr72" draw:text-style-name="P2" draw:layer="layout" svg:x1="13cm" svg:y1="8.001cm" svg:x2="11cm" svg:y2="8.001cm">
          <text:p/>
        </draw:line>
        <draw:line draw:style-name="gr72" draw:text-style-name="P2" draw:layer="layout" svg:x1="13cm" svg:y1="6.001cm" svg:x2="15cm" svg:y2="6.001cm">
          <text:p/>
        </draw:line>
        <draw:line draw:style-name="gr48" draw:text-style-name="P2" draw:layer="layout" svg:x1="16cm" svg:y1="6.001cm" svg:x2="18cm" svg:y2="6.001cm">
          <text:p/>
        </draw:line>
        <draw:line draw:style-name="gr48" draw:text-style-name="P2" draw:layer="layout" svg:x1="19cm" svg:y1="8.001cm" svg:x2="17cm" svg:y2="8.001cm">
          <text:p/>
        </draw:line>
        <draw:custom-shape draw:style-name="gr4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6.276cm" svg:height="1.673cm" svg:x="3cm" svg:y="3.528cm">
          <draw:text-box>
            <text:p><text:span text:style-name="T13">5 key-</text:span><text:span text:style-name="T13">value </text:span><text:span text:style-name="T13">paris</text:span></text:p>
            <text:p><text:span text:style-name="T13">are </text:span><text:span text:style-name="T13">already </text:span><text:span text:style-name="T13">inserted.</text:span></text:p>
          </draw:text-box>
        </draw:frame>
        <draw:frame draw:style-name="gr60" draw:text-style-name="P10" draw:layer="layout" svg:width="5.574cm" svg:height="1.673cm" svg:x="9cm" svg:y="3.529cm">
          <draw:text-box>
            <text:p><text:span text:style-name="T9">New </text:span><text:span text:style-name="T9">inser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73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5.499cm" svg:height="0.749cm" svg:x="7.5cm" svg:y="8.001cm" svg:viewBox="0 0 5500 750" svg:d="M5500 0c-500 1000-5000 1000-5500 0">
          <text:p/>
        </draw:path>
        <draw:line draw:style-name="gr50" draw:text-style-name="P2" draw:layer="layout" svg:x1="17.5cm" svg:y1="9.501cm" svg:x2="17.5cm" svg:y2="9.501cm">
          <text:p/>
        </draw:line>
        <draw:path draw:style-name="gr76" draw:text-style-name="P2" draw:layer="layout" svg:width="1.732cm" svg:height="2.67cm" draw:transform="rotate (-1.03899450371222) translate (12.2508777249755cm 6.72671868964196cm)" svg:viewBox="0 0 1733 2671" svg:d="M0 2612c819 481 2339-2105 1477-2612">
          <text:p/>
        </draw:path>
        <draw:frame draw:style-name="gr63" draw:text-style-name="P19" draw:layer="layout" svg:width="4.583cm" svg:height="1.673cm" svg:x="13.706cm" svg:y="8.701cm">
          <draw:text-box>
            <text:p><text:span text:style-name="T14">Moving </text:span><text:span text:style-name="T14">store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58" draw:text-style-name="P27" draw:layer="layout" svg:width="2.623cm" svg:height="0.962cm" svg:x="3cm" svg:y="2.729cm">
          <draw:text-box>
            <text:p><text:span text:style-name="T18">Ope. 0.</text:span></text:p>
          </draw:text-box>
        </draw:frame>
        <draw:frame draw:style-name="gr58" draw:text-style-name="P28" draw:layer="layout" svg:width="2.623cm" svg:height="0.962cm" svg:x="9.001cm" svg:y="2.729cm">
          <draw:text-box>
            <text:p><text:span text:style-name="T19">Ope. 2.</text:span></text:p>
          </draw:text-box>
        </draw:frame>
        <draw:frame draw:style-name="gr58" draw:text-style-name="P21" draw:layer="layout" svg:width="2.623cm" svg:height="0.962cm" svg:x="11.502cm" svg:y="8.696cm">
          <draw:text-box>
            <text:p><text:span text:style-name="T16">Ope. 1.</text:span></text:p>
          </draw:text-box>
        </draw:frame>
        <draw:frame draw:style-name="gr44" draw:text-style-name="P19" draw:layer="layout" svg:width="2.016cm" svg:height="1.673cm" svg:x="12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0" draw:text-style-name="P2" draw:layer="layout" svg:width="6.315cm" svg:height="3.465cm" draw:transform="skewX (0.530580092606276) rotate (0.669508301065025) translate (6.99133727911431cm 5.93904774465505cm)" svg:viewBox="0 0 6316 3466" svg:d="M0 54c735-475 5902 2317 6316 3412">
          <text:p/>
        </draw:path>
        <draw:path draw:style-name="gr54" draw:text-style-name="P2" draw:layer="layout" svg:width="5.499cm" svg:height="0.749cm" svg:x="10.5cm" svg:y="8cm" svg:viewBox="0 0 5500 750" svg:d="M5500 0c-500 1000-5000 1000-5500 0">
          <text:p/>
        </draw:path>
        <draw:custom-shape draw:style-name="gr10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4" draw:text-style-name="P2" draw:layer="layout" svg:x1="8.435cm" svg:y1="7.795cm" svg:x2="7.935cm" svg:y2="8.208cm">
            <text:p/>
          </draw:line>
          <draw:line draw:style-name="gr74" draw:text-style-name="P2" draw:layer="layout" svg:x1="8.085cm" svg:y1="7.795cm" svg:x2="8.285cm" svg:y2="8.208cm">
            <text:p/>
          </draw:line>
        </draw:g>
        <draw:g>
          <draw:line draw:style-name="gr55" draw:text-style-name="P2" draw:layer="layout" svg:x1="9.059cm" svg:y1="5.796cm" svg:x2="8.559cm" svg:y2="6.209cm">
            <text:p/>
          </draw:line>
          <draw:line draw:style-name="gr55" draw:text-style-name="P2" draw:layer="layout" svg:x1="8.709cm" svg:y1="5.796cm" svg:x2="8.909cm" svg:y2="6.209cm">
            <text:p/>
          </draw:line>
        </draw:g>
        <draw:g>
          <draw:line draw:style-name="gr55" draw:text-style-name="P2" draw:layer="layout" svg:x1="10.83cm" svg:y1="7.927cm" svg:x2="10.33cm" svg:y2="8.34cm">
            <text:p/>
          </draw:line>
          <draw:line draw:style-name="gr55" draw:text-style-name="P2" draw:layer="layout" svg:x1="10.48cm" svg:y1="7.927cm" svg:x2="10.68cm" svg:y2="8.34cm">
            <text:p/>
          </draw:line>
        </draw:g>
        <draw:g>
          <draw:line draw:style-name="gr55" draw:text-style-name="P2" draw:layer="layout" svg:x1="15.67cm" svg:y1="5.678cm" svg:x2="15.17cm" svg:y2="6.091cm">
            <text:p/>
          </draw:line>
          <draw:line draw:style-name="gr55" draw:text-style-name="P2" draw:layer="layout" svg:x1="15.32cm" svg:y1="5.678cm" svg:x2="15.52cm" svg:y2="6.091cm">
            <text:p/>
          </draw:line>
        </draw:g>
        <draw:custom-shape draw:style-name="gr71" draw:text-style-name="P5" draw:layer="layout" svg:width="23.5cm" svg:height="7.499cm" svg:x="2.75cm" svg:y="2.751cm">
          <text:p/>
          <draw:enhanced-geometry svg:viewBox="0 0 21600 21600" draw:type="rectangle" draw:enhanced-path="M 0 0 L 21600 0 21600 21600 0 21600 0 0 Z N"/>
        </draw:custom-shape>
        <draw:line draw:style-name="gr72" draw:text-style-name="P2" draw:layer="layout" svg:x1="10cm" svg:y1="6.001cm" svg:x2="12cm" svg:y2="6.001cm">
          <text:p/>
        </draw:line>
        <draw:line draw:style-name="gr72" draw:text-style-name="P2" draw:layer="layout" svg:x1="16.001cm" svg:y1="8.001cm" svg:x2="14.001cm" svg:y2="8.001cm">
          <text:p/>
        </draw:line>
        <draw:frame draw:style-name="gr41" draw:text-style-name="P14" draw:layer="layout" svg:width="1.095cm" svg:height="0.662cm" svg:x="18.813cm" svg:y="8cm">
          <draw:text-box>
            <text:p text:style-name="P11"><text:span text:style-name="T11">last</text:span></text:p>
          </draw:text-box>
        </draw:frame>
        <draw:path draw:style-name="gr42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1" draw:text-style-name="P26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65" draw:text-style-name="P13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9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5" draw:text-style-name="P14" draw:layer="layout" svg:width="1.501cm" svg:height="0.662cm" svg:x="12.881cm" svg:y="5.245cm">
          <draw:text-box>
            <text:p text:style-name="P11"><text:span text:style-name="T11">empty</text:span></text:p>
          </draw:text-box>
        </draw:frame>
        <draw:line draw:style-name="gr64" draw:text-style-name="P2" draw:layer="layout" svg:x1="13.12cm" svg:y1="5.563cm" svg:x2="14.143cm" svg:y2="5.563cm">
          <text:p/>
        </draw:line>
        <draw:line draw:style-name="gr64" draw:text-style-name="P2" draw:layer="layout" svg:x1="13.12cm" svg:y1="5.643cm" svg:x2="14.141cm" svg:y2="5.643cm">
          <text:p/>
        </draw:line>
      </draw:page>
      <draw:page draw:name="page20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10 </text:span><text:span text:style-name="T6">(hard)’</text:span><text:span text:style-name="T7">.</text:span></text:p>
          </draw:text-box>
        </draw:frame>
      </draw:page>
      <draw:page draw:name="page21" draw:style-name="dp1" draw:master-page-name="標準">
        <draw:path draw:style-name="gr17" draw:text-style-name="P2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17" draw:text-style-name="P2" draw:layer="layout" svg:width="1.475cm" svg:height="0.338cm" draw:transform="rotate (2.03383217734899) translate (19.004cm 7.004cm)" svg:viewBox="0 0 1476 339" svg:d="M0 0c0 0 1253 625 1476 178">
          <text:p/>
        </draw:path>
        <draw:path draw:style-name="gr64" draw:text-style-name="P2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41" draw:text-style-name="P29" draw:layer="layout" svg:width="1.095cm" svg:height="0.662cm" svg:x="18.813cm" svg:y="8cm">
          <draw:text-box>
            <text:p text:style-name="P11"><text:span text:style-name="T20">last</text:span></text:p>
          </draw:text-box>
        </draw:frame>
        <draw:path draw:style-name="gr17" draw:text-style-name="P2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41" draw:text-style-name="P14" draw:layer="layout" svg:width="1.095cm" svg:height="0.662cm" svg:x="3.11cm" svg:y="8cm">
          <draw:text-box>
            <text:p text:style-name="P11"><text:span text:style-name="T11">first</text:span></text:p>
          </draw:text-box>
        </draw:frame>
        <draw:custom-shape draw:style-name="gr75" draw:text-style-name="P5" draw:layer="layout" svg:width="23.5cm" svg:height="7.5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.001cm" svg:y1="6.001cm" svg:x2="6.001cm" svg:y2="6.001cm">
          <text:p/>
        </draw:line>
        <draw:line draw:style-name="gr48" draw:text-style-name="P2" draw:layer="layout" svg:x1="7.001cm" svg:y1="8.001cm" svg:x2="5.001cm" svg:y2="8.001cm">
          <text:p/>
        </draw:line>
        <draw:line draw:style-name="gr68" draw:text-style-name="P2" draw:layer="layout" svg:x1="7.001cm" svg:y1="6.001cm" svg:x2="9.001cm" svg:y2="6.001cm">
          <text:p/>
        </draw:line>
        <draw:line draw:style-name="gr68" draw:text-style-name="P2" draw:layer="layout" svg:x1="10.001cm" svg:y1="8.001cm" svg:x2="8.001cm" svg:y2="8.001cm">
          <text:p/>
        </draw:line>
        <draw:line draw:style-name="gr68" draw:text-style-name="P2" draw:layer="layout" svg:x1="10.001cm" svg:y1="6.001cm" svg:x2="12.001cm" svg:y2="6.001cm">
          <text:p/>
        </draw:line>
        <draw:line draw:style-name="gr68" draw:text-style-name="P2" draw:layer="layout" svg:x1="13.001cm" svg:y1="8.001cm" svg:x2="11.001cm" svg:y2="8.001cm">
          <text:p/>
        </draw:line>
        <draw:line draw:style-name="gr48" draw:text-style-name="P2" draw:layer="layout" svg:x1="13.001cm" svg:y1="6.001cm" svg:x2="15.001cm" svg:y2="6.001cm">
          <text:p/>
        </draw:line>
        <draw:line draw:style-name="gr48" draw:text-style-name="P2" draw:layer="layout" svg:x1="16.001cm" svg:y1="8.001cm" svg:x2="14.001cm" svg:y2="8.001cm">
          <text:p/>
        </draw:line>
        <draw:line draw:style-name="gr72" draw:text-style-name="P2" draw:layer="layout" svg:x1="19.001cm" svg:y1="8.001cm" svg:x2="17.001cm" svg:y2="8.001cm">
          <text:p/>
        </draw:line>
        <draw:custom-shape draw:style-name="gr4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6.276cm" svg:height="1.673cm" svg:x="3.001cm" svg:y="3.528cm">
          <draw:text-box>
            <text:p><text:span text:style-name="T13">5 key-</text:span><text:span text:style-name="T13">value </text:span><text:span text:style-name="T13">pairs</text:span></text:p>
            <text:p><text:span text:style-name="T13">are </text:span><text:span text:style-name="T13">already </text:span><text:span text:style-name="T13">inserted.</text:span></text:p>
          </draw:text-box>
        </draw:frame>
        <draw:frame draw:style-name="gr60" draw:text-style-name="P10" draw:layer="layout" svg:width="5.574cm" svg:height="1.673cm" svg:x="9.001cm" svg:y="3.529cm">
          <draw:text-box>
            <text:p><text:span text:style-name="T9">New </text:span><text:span text:style-name="T9">inser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77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5.499cm" svg:height="0.749cm" svg:x="7.501cm" svg:y="8.001cm" svg:viewBox="0 0 5500 750" svg:d="M5500 0c-500 1000-5000 1000-5500 0">
          <text:p/>
        </draw:path>
        <draw:line draw:style-name="gr50" draw:text-style-name="P2" draw:layer="layout" svg:x1="17.501cm" svg:y1="9.501cm" svg:x2="17.501cm" svg:y2="9.501cm">
          <text:p/>
        </draw:line>
        <draw:path draw:style-name="gr62" draw:text-style-name="P2" draw:layer="layout" svg:width="4.628cm" svg:height="7.803cm" draw:transform="skewX (-5.15662617013172E-017) rotate (-1.03899450371222) translate (16.708616430811cm 4.10464121835178cm)" svg:viewBox="0 0 4629 7804" svg:d="M0 7782c819 482 5383-7275 4521-7782">
          <text:p/>
        </draw:path>
        <draw:frame draw:style-name="gr58" draw:text-style-name="P18" draw:layer="layout" svg:width="2.623cm" svg:height="0.962cm" svg:x="3.001cm" svg:y="2.729cm">
          <draw:text-box>
            <text:p><text:span text:style-name="T12">Ope. 0.</text:span></text:p>
          </draw:text-box>
        </draw:frame>
        <draw:frame draw:style-name="gr58" draw:text-style-name="P20" draw:layer="layout" svg:width="2.623cm" svg:height="0.962cm" svg:x="9.002cm" svg:y="2.729cm">
          <draw:text-box>
            <text:p><text:span text:style-name="T8">Ope. 2.</text:span></text:p>
          </draw:text-box>
        </draw:frame>
        <draw:frame draw:style-name="gr44" draw:text-style-name="P19" draw:layer="layout" svg:width="2.016cm" svg:height="1.673cm" svg:x="18.001cm" svg:y="6.196cm">
          <draw:text-box>
            <text:p><text:span text:style-name="T14">key-</text:span></text:p>
            <text:p><text:span text:style-name="T14">value</text:span></text:p>
          </draw:text-box>
        </draw:frame>
        <draw:path draw:style-name="gr70" draw:text-style-name="P2" draw:layer="layout" svg:width="6.315cm" svg:height="3.465cm" draw:transform="skewX (0.530580092606276) rotate (0.669508301065025) translate (6.99233727911431cm 5.93904774465505cm)" svg:viewBox="0 0 6316 3466" svg:d="M0 54c735-475 5902 2317 6316 3412">
          <text:p/>
        </draw:path>
        <draw:custom-shape draw:style-name="gr10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4" draw:text-style-name="P2" draw:layer="layout" svg:x1="8.436cm" svg:y1="7.795cm" svg:x2="7.936cm" svg:y2="8.208cm">
            <text:p/>
          </draw:line>
          <draw:line draw:style-name="gr74" draw:text-style-name="P2" draw:layer="layout" svg:x1="8.086cm" svg:y1="7.795cm" svg:x2="8.286cm" svg:y2="8.208cm">
            <text:p/>
          </draw:line>
        </draw:g>
        <draw:g>
          <draw:line draw:style-name="gr55" draw:text-style-name="P2" draw:layer="layout" svg:x1="11.436cm" svg:y1="7.796cm" svg:x2="10.936cm" svg:y2="8.209cm">
            <text:p/>
          </draw:line>
          <draw:line draw:style-name="gr55" draw:text-style-name="P2" draw:layer="layout" svg:x1="11.086cm" svg:y1="7.796cm" svg:x2="11.286cm" svg:y2="8.209cm">
            <text:p/>
          </draw:line>
        </draw:g>
        <draw:g>
          <draw:line draw:style-name="gr55" draw:text-style-name="P2" draw:layer="layout" svg:x1="9.06cm" svg:y1="5.796cm" svg:x2="8.56cm" svg:y2="6.209cm">
            <text:p/>
          </draw:line>
          <draw:line draw:style-name="gr55" draw:text-style-name="P2" draw:layer="layout" svg:x1="8.71cm" svg:y1="5.796cm" svg:x2="8.91cm" svg:y2="6.209cm">
            <text:p/>
          </draw:line>
        </draw:g>
        <draw:g>
          <draw:line draw:style-name="gr55" draw:text-style-name="P2" draw:layer="layout" svg:x1="12.06cm" svg:y1="5.797cm" svg:x2="11.56cm" svg:y2="6.21cm">
            <text:p/>
          </draw:line>
          <draw:line draw:style-name="gr55" draw:text-style-name="P2" draw:layer="layout" svg:x1="11.71cm" svg:y1="5.797cm" svg:x2="11.91cm" svg:y2="6.21cm">
            <text:p/>
          </draw:line>
        </draw:g>
        <draw:line draw:style-name="gr72" draw:text-style-name="P2" draw:layer="layout" svg:x1="16.001cm" svg:y1="6.001cm" svg:x2="18.001cm" svg:y2="6.001cm">
          <text:p/>
        </draw:line>
        <draw:frame draw:style-name="gr63" draw:text-style-name="P19" draw:layer="layout" svg:width="4.583cm" svg:height="1.673cm" svg:x="13.708cm" svg:y="8.702cm">
          <draw:text-box>
            <text:p><text:span text:style-name="T14">Moving </text:span><text:span text:style-name="T14">store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58" draw:text-style-name="P21" draw:layer="layout" svg:width="2.623cm" svg:height="0.962cm" svg:x="11.504cm" svg:y="8.697cm">
          <draw:text-box>
            <text:p><text:span text:style-name="T16">Ope. 1.</text:span></text:p>
          </draw:text-box>
        </draw:frame>
        <draw:line draw:style-name="gr72" draw:text-style-name="P2" draw:layer="layout" svg:x1="16.001cm" svg:y1="6.001cm" svg:x2="18.001cm" svg:y2="6.001cm">
          <text:p/>
        </draw:line>
        <draw:frame draw:style-name="gr45" draw:text-style-name="P14" draw:layer="layout" svg:width="1.501cm" svg:height="0.662cm" svg:x="17.18cm" svg:y="5.245cm">
          <draw:text-box>
            <text:p text:style-name="P11"><text:span text:style-name="T11">empty</text:span></text:p>
          </draw:text-box>
        </draw:frame>
        <draw:line draw:style-name="gr64" draw:text-style-name="P2" draw:layer="layout" svg:x1="17.419cm" svg:y1="5.563cm" svg:x2="18.442cm" svg:y2="5.563cm">
          <text:p/>
        </draw:line>
        <draw:line draw:style-name="gr64" draw:text-style-name="P2" draw:layer="layout" svg:x1="17.419cm" svg:y1="5.643cm" svg:x2="18.44cm" svg:y2="5.643cm">
          <text:p/>
        </draw:line>
        <draw:path draw:style-name="gr42" draw:text-style-name="P2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41" draw:text-style-name="P26" draw:layer="layout" svg:width="1.095cm" svg:height="0.662cm" svg:x="9.11cm" svg:y="8cm">
          <draw:text-box>
            <text:p text:style-name="P11"><text:span text:style-name="T17">first</text:span></text:p>
          </draw:text-box>
        </draw:frame>
        <draw:custom-shape draw:style-name="gr65" draw:text-style-name="P13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9.001cm" svg:y="6.197cm">
          <draw:text-box>
            <text:p><text:span text:style-name="T9">key-</text:span></text:p>
            <text:p><text:span text:style-name="T9">value</text:span></text:p>
          </draw:text-box>
        </draw:frame>
        <draw:frame draw:style-name="gr41" draw:text-style-name="P14" draw:layer="layout" svg:width="1.095cm" svg:height="0.662cm" svg:x="15.814cm" svg:y="8cm">
          <draw:text-box>
            <text:p text:style-name="P11"><text:span text:style-name="T11">last</text:span></text:p>
          </draw:text-box>
        </draw:frame>
        <draw:line draw:style-name="gr64" draw:text-style-name="P2" draw:layer="layout" svg:x1="16.001cm" svg:y1="8.32cm" svg:x2="16.701cm" svg:y2="8.32cm">
          <text:p/>
        </draw:line>
        <draw:line draw:style-name="gr64" draw:text-style-name="P2" draw:layer="layout" svg:x1="16.001cm" svg:y1="8.4cm" svg:x2="16.701cm" svg:y2="8.4cm">
          <text:p/>
        </draw:line>
      </draw:page>
      <draw:page draw:name="page22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insertio</text:span><text:span text:style-name="T6">n </text:span><text:span text:style-name="T6">case11 </text:span><text:span text:style-name="T6">(hard)’</text:span><text:span text:style-name="T7">.</text:span></text:p>
          </draw:text-box>
        </draw:frame>
      </draw:page>
      <draw:page draw:name="page23" draw:style-name="dp1" draw:master-page-name="標準">
        <draw:path draw:style-name="gr17" draw:text-style-name="P2" draw:layer="layout" svg:width="1.06cm" svg:height="1.07cm" draw:transform="rotate (2.03383217734899) translate (12.504cm 7.005cm)" svg:viewBox="0 0 1061 1071" svg:d="M0 0c0 0 1258 624 1035 1071">
          <text:p/>
        </draw:path>
        <draw:path draw:style-name="gr64" draw:text-style-name="P2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41" draw:text-style-name="P14" draw:layer="layout" svg:width="1.095cm" svg:height="0.662cm" svg:x="3.11cm" svg:y="8.001cm">
          <draw:text-box>
            <text:p text:style-name="P11"><text:span text:style-name="T11">first</text:span></text:p>
          </draw:text-box>
        </draw:frame>
        <draw:custom-shape draw:style-name="gr6" draw:text-style-name="P2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002cm" svg:x2="6cm" svg:y2="6.002cm">
          <text:p/>
        </draw:line>
        <draw:line draw:style-name="gr48" draw:text-style-name="P2" draw:layer="layout" svg:x1="7cm" svg:y1="8.002cm" svg:x2="5cm" svg:y2="8.002cm">
          <text:p/>
        </draw:line>
        <draw:line draw:style-name="gr68" draw:text-style-name="P2" draw:layer="layout" svg:x1="7cm" svg:y1="6.002cm" svg:x2="9cm" svg:y2="6.002cm">
          <text:p/>
        </draw:line>
        <draw:line draw:style-name="gr68" draw:text-style-name="P2" draw:layer="layout" svg:x1="10cm" svg:y1="8.002cm" svg:x2="8cm" svg:y2="8.002cm">
          <text:p/>
        </draw:line>
        <draw:line draw:style-name="gr72" draw:text-style-name="P2" draw:layer="layout" svg:x1="13cm" svg:y1="8.002cm" svg:x2="11cm" svg:y2="8.002cm">
          <text:p/>
        </draw:line>
        <draw:custom-shape draw:style-name="gr4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7" draw:text-style-name="P16" draw:layer="layout" svg:width="6.276cm" svg:height="1.673cm" svg:x="3cm" svg:y="3.529cm">
          <draw:text-box>
            <text:p><text:span text:style-name="T13">3 key-</text:span><text:span text:style-name="T13">value </text:span><text:span text:style-name="T13">pairs</text:span></text:p>
            <text:p><text:span text:style-name="T13">are </text:span><text:span text:style-name="T13">already </text:span><text:span text:style-name="T13">inserted.</text:span></text:p>
          </draw:text-box>
        </draw:frame>
        <draw:frame draw:style-name="gr60" draw:text-style-name="P10" draw:layer="layout" svg:width="5.574cm" svg:height="1.673cm" svg:x="9cm" svg:y="3.53cm">
          <draw:text-box>
            <text:p><text:span text:style-name="T9">New </text:span><text:span text:style-name="T9">insertion </text:span><text:span text:style-name="T9">of a</text:span></text:p>
            <text:p><text:span text:style-name="T9">key-</text:span><text:span text:style-name="T9">value </text:span><text:span text:style-name="T9">pair.</text:span></text:p>
          </draw:text-box>
        </draw:frame>
        <draw:custom-shape draw:style-name="gr77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9" draw:text-style-name="P2" draw:layer="layout" svg:width="5.499cm" svg:height="0.749cm" svg:x="7.5cm" svg:y="8.002cm" svg:viewBox="0 0 5500 750" svg:d="M5500 0c-500 1000-5000 1000-5500 0">
          <text:p/>
        </draw:path>
        <draw:line draw:style-name="gr50" draw:text-style-name="P2" draw:layer="layout" svg:x1="17.5cm" svg:y1="9.502cm" svg:x2="17.5cm" svg:y2="9.502cm">
          <text:p/>
        </draw:line>
        <draw:path draw:style-name="gr76" draw:text-style-name="P2" draw:layer="layout" svg:width="1.732cm" svg:height="2.67cm" draw:transform="rotate (-1.03899450371222) translate (12.2508777249755cm 6.72771868964196cm)" svg:viewBox="0 0 1733 2671" svg:d="M0 2612c819 481 2339-2105 1477-2612">
          <text:p/>
        </draw:path>
        <draw:frame draw:style-name="gr63" draw:text-style-name="P19" draw:layer="layout" svg:width="4.583cm" svg:height="1.673cm" svg:x="13.706cm" svg:y="8.702cm">
          <draw:text-box>
            <text:p><text:span text:style-name="T14">Moving </text:span><text:span text:style-name="T14">stored</text:span></text:p>
            <text:p><text:span text:style-name="T15">key-</text:span><text:span text:style-name="T15">value </text:span><text:span text:style-name="T15">pair.</text:span></text:p>
          </draw:text-box>
        </draw:frame>
        <draw:frame draw:style-name="gr58" draw:text-style-name="P27" draw:layer="layout" svg:width="2.623cm" svg:height="0.962cm" svg:x="3cm" svg:y="2.73cm">
          <draw:text-box>
            <text:p><text:span text:style-name="T18">Ope. 0.</text:span></text:p>
          </draw:text-box>
        </draw:frame>
        <draw:frame draw:style-name="gr58" draw:text-style-name="P28" draw:layer="layout" svg:width="2.623cm" svg:height="0.962cm" svg:x="9.001cm" svg:y="2.73cm">
          <draw:text-box>
            <text:p><text:span text:style-name="T19">Ope. 2.</text:span></text:p>
          </draw:text-box>
        </draw:frame>
        <draw:frame draw:style-name="gr58" draw:text-style-name="P21" draw:layer="layout" svg:width="2.623cm" svg:height="0.962cm" svg:x="11.502cm" svg:y="8.697cm">
          <draw:text-box>
            <text:p><text:span text:style-name="T16">Ope. 1.</text:span></text:p>
          </draw:text-box>
        </draw:frame>
        <draw:frame draw:style-name="gr44" draw:text-style-name="P19" draw:layer="layout" svg:width="2.016cm" svg:height="1.673cm" svg:x="12cm" svg:y="6.197cm">
          <draw:text-box>
            <text:p><text:span text:style-name="T14">key-</text:span></text:p>
            <text:p><text:span text:style-name="T14">value</text:span></text:p>
          </draw:text-box>
        </draw:frame>
        <draw:path draw:style-name="gr70" draw:text-style-name="P2" draw:layer="layout" svg:width="6.315cm" svg:height="3.465cm" draw:transform="skewX (0.530580092606276) rotate (0.669508301065025) translate (6.99133727911431cm 5.94004774465505cm)" svg:viewBox="0 0 6316 3466" svg:d="M0 54c735-475 5902 2317 6316 3412">
          <text:p/>
        </draw:path>
        <draw:custom-shape draw:style-name="gr10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74" draw:text-style-name="P2" draw:layer="layout" svg:x1="8.435cm" svg:y1="7.796cm" svg:x2="7.935cm" svg:y2="8.209cm">
            <text:p/>
          </draw:line>
          <draw:line draw:style-name="gr74" draw:text-style-name="P2" draw:layer="layout" svg:x1="8.085cm" svg:y1="7.796cm" svg:x2="8.285cm" svg:y2="8.209cm">
            <text:p/>
          </draw:line>
        </draw:g>
        <draw:g>
          <draw:line draw:style-name="gr55" draw:text-style-name="P2" draw:layer="layout" svg:x1="9.059cm" svg:y1="5.797cm" svg:x2="8.559cm" svg:y2="6.21cm">
            <text:p/>
          </draw:line>
          <draw:line draw:style-name="gr55" draw:text-style-name="P2" draw:layer="layout" svg:x1="8.709cm" svg:y1="5.797cm" svg:x2="8.909cm" svg:y2="6.21cm">
            <text:p/>
          </draw:line>
        </draw:g>
        <draw:custom-shape draw:style-name="gr66" draw:text-style-name="P5" draw:layer="layout" svg:width="23.5cm" svg:height="7.498cm" svg:x="2.75cm" svg:y="2.752cm">
          <text:p/>
          <draw:enhanced-geometry svg:viewBox="0 0 21600 21600" draw:type="rectangle" draw:enhanced-path="M 0 0 L 21600 0 21600 21600 0 21600 0 0 Z N"/>
        </draw:custom-shape>
        <draw:line draw:style-name="gr72" draw:text-style-name="P2" draw:layer="layout" svg:x1="10cm" svg:y1="6.002cm" svg:x2="12cm" svg:y2="6.002cm">
          <text:p/>
        </draw:line>
        <draw:frame draw:style-name="gr41" draw:text-style-name="P29" draw:layer="layout" svg:width="1.095cm" svg:height="0.662cm" svg:x="12.813cm" svg:y="8.001cm">
          <draw:text-box>
            <text:p text:style-name="P11"><text:span text:style-name="T20">last</text:span></text:p>
          </draw:text-box>
        </draw:frame>
        <draw:path draw:style-name="gr42" draw:text-style-name="P2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41" draw:text-style-name="P26" draw:layer="layout" svg:width="1.095cm" svg:height="0.662cm" svg:x="9.11cm" svg:y="8.001cm">
          <draw:text-box>
            <text:p text:style-name="P11"><text:span text:style-name="T17">first</text:span></text:p>
          </draw:text-box>
        </draw:frame>
        <draw:custom-shape draw:style-name="gr65" draw:text-style-name="P13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0" draw:layer="layout" svg:width="2.016cm" svg:height="1.673cm" svg:x="9cm" svg:y="6.198cm">
          <draw:text-box>
            <text:p><text:span text:style-name="T9">key-</text:span></text:p>
            <text:p><text:span text:style-name="T9">value</text:span></text:p>
          </draw:text-box>
        </draw:frame>
        <draw:frame draw:style-name="gr45" draw:text-style-name="P14" draw:layer="layout" svg:width="1.501cm" svg:height="0.662cm" svg:x="12.881cm" svg:y="5.246cm">
          <draw:text-box>
            <text:p text:style-name="P11"><text:span text:style-name="T11">empty</text:span></text:p>
          </draw:text-box>
        </draw:frame>
        <draw:line draw:style-name="gr64" draw:text-style-name="P2" draw:layer="layout" svg:x1="13.12cm" svg:y1="5.564cm" svg:x2="14.143cm" svg:y2="5.564cm">
          <text:p/>
        </draw:line>
        <draw:line draw:style-name="gr64" draw:text-style-name="P2" draw:layer="layout" svg:x1="13.12cm" svg:y1="5.644cm" svg:x2="14.141cm" svg:y2="5.644cm">
          <text:p/>
        </draw:line>
      </draw:page>
      <draw:page draw:name="page24" draw:style-name="dp1" draw:master-page-name="標準">
        <draw:frame draw:style-name="gr38" draw:text-style-name="P1" draw:layer="layout" svg:width="11.683cm" svg:height="0.962cm" svg:x="3.3cm" svg:y="0.05cm">
          <draw:text-box>
            <text:p><text:span text:style-name="T7">page for </text:span><text:span text:style-name="T7">splitting.</text:span></text:p>
          </draw:text-box>
        </draw:frame>
        <draw:custom-shape draw:style-name="gr78" draw:text-style-name="P30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2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deletio</text:span><text:span text:style-name="T6">n </text:span><text:span text:style-name="T6">case01’</text:span><text:span text:style-name="T7">.</text:span></text:p>
          </draw:text-box>
        </draw:frame>
      </draw:page>
      <draw:page draw:name="page26" draw:style-name="dp1" draw:master-page-name="標準">
        <draw:custom-shape draw:style-name="gr79" draw:text-style-name="P5" draw:layer="layout" svg:width="23.5cm" svg:height="6.498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1" draw:text-style-name="P14" draw:layer="layout" svg:width="1.095cm" svg:height="0.662cm" svg:x="3.11cm" svg:y="8.502cm">
          <draw:text-box>
            <text:p text:style-name="P11"><text:span text:style-name="T11">first</text:span></text:p>
          </draw:text-box>
        </draw:frame>
        <draw:path draw:style-name="gr42" draw:text-style-name="P2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65" draw:text-style-name="P13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31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1.501cm" svg:height="0.662cm" svg:x="5.024cm" svg:y="6.003cm">
          <draw:text-box>
            <text:p text:style-name="P11"><text:span text:style-name="T10">empty</text:span></text:p>
          </draw:text-box>
        </draw:frame>
        <draw:frame draw:style-name="gr81" draw:text-style-name="P16" draw:layer="layout" svg:width="2.085cm" svg:height="1.673cm" svg:x="2.955cm" svg:y="6.668cm">
          <draw:text-box>
            <text:p><text:span text:style-name="T13">elem-</text:span></text:p>
            <text:p><text:span text:style-name="T13">ent01</text:span></text:p>
          </draw:text-box>
        </draw:frame>
        <draw:g>
          <draw:line draw:style-name="gr55" draw:text-style-name="P2" draw:layer="layout" svg:x1="5.199cm" svg:y1="6.64cm" svg:x2="2.849cm" svg:y2="8.353cm">
            <text:p/>
          </draw:line>
          <draw:line draw:style-name="gr55" draw:text-style-name="P2" draw:layer="layout" svg:x1="3.554cm" svg:y1="6.64cm" svg:x2="4.494cm" svg:y2="8.353cm">
            <text:p/>
          </draw:line>
        </draw:g>
        <draw:line draw:style-name="gr42" draw:text-style-name="P2" draw:layer="layout" svg:x1="3.305cm" svg:y1="8.821cm" svg:x2="4.005cm" svg:y2="8.821cm">
          <text:p/>
        </draw:line>
        <draw:line draw:style-name="gr42" draw:text-style-name="P2" draw:layer="layout" svg:x1="3.305cm" svg:y1="8.901cm" svg:x2="4.005cm" svg:y2="8.901cm">
          <text:p/>
        </draw:line>
        <draw:custom-shape draw:style-name="gr4" draw:text-style-name="P15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2" draw:text-style-name="P16" draw:layer="layout" svg:width="12.766cm" svg:height="0.962cm" svg:x="3cm" svg:y="4.533cm">
          <draw:text-box>
            <text:p><text:span text:style-name="T12">Ope. 0.</text:span><text:span text:style-name="T13"> </text:span><text:span text:style-name="T13">1 key-</text:span><text:span text:style-name="T13">value </text:span><text:span text:style-name="T13">pair is </text:span><text:span text:style-name="T13">already </text:span><text:span text:style-name="T13">inserted.</text:span></text:p>
          </draw:text-box>
        </draw:frame>
        <draw:frame draw:style-name="gr39" draw:text-style-name="P10" draw:layer="layout" svg:width="12.131cm" svg:height="0.962cm" svg:x="3.001cm" svg:y="3.03cm">
          <draw:text-box>
            <text:p><text:span text:style-name="T8">Ope. 1.</text:span><text:span text:style-name="T9"> </text:span><text:span text:style-name="T9">Deletion </text:span><text:span text:style-name="T9">of </text:span><text:span text:style-name="T9">element0</text:span><text:span text:style-name="T9">1.</text:span></text:p>
          </draw:text-box>
        </draw:frame>
        <draw:custom-shape draw:style-name="gr10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7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deletio</text:span><text:span text:style-name="T6">n </text:span><text:span text:style-name="T6">case02’</text:span><text:span text:style-name="T7">.</text:span></text:p>
          </draw:text-box>
        </draw:frame>
      </draw:page>
      <draw:page draw:name="page28" draw:style-name="dp1" draw:master-page-name="標準">
        <draw:path draw:style-name="gr42" draw:text-style-name="P2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17" draw:text-style-name="P2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41" draw:text-style-name="P14" draw:layer="layout" svg:width="1.095cm" svg:height="0.662cm" svg:x="3.11cm" svg:y="8.501cm">
          <draw:text-box>
            <text:p text:style-name="P11"><text:span text:style-name="T11">first</text:span></text:p>
          </draw:text-box>
        </draw:frame>
        <draw:path draw:style-name="gr42" draw:text-style-name="P2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42" draw:text-style-name="P2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47" draw:text-style-name="P13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2cm" svg:x2="6cm" svg:y2="6.502cm">
          <text:p/>
        </draw:line>
        <draw:line draw:style-name="gr48" draw:text-style-name="P2" draw:layer="layout" svg:x1="7cm" svg:y1="8.502cm" svg:x2="5cm" svg:y2="8.502cm">
          <text:p/>
        </draw:line>
        <draw:line draw:style-name="gr68" draw:text-style-name="P2" draw:layer="layout" svg:x1="7cm" svg:y1="6.502cm" svg:x2="9cm" svg:y2="6.502cm">
          <text:p/>
        </draw:line>
        <draw:line draw:style-name="gr68" draw:text-style-name="P2" draw:layer="layout" svg:x1="10cm" svg:y1="8.502cm" svg:x2="8cm" svg:y2="8.502cm">
          <text:p/>
        </draw:line>
        <draw:g>
          <draw:line draw:style-name="gr74" draw:text-style-name="P2" draw:layer="layout" svg:x1="8.435cm" svg:y1="8.296cm" svg:x2="7.935cm" svg:y2="8.709cm">
            <text:p/>
          </draw:line>
          <draw:line draw:style-name="gr74" draw:text-style-name="P2" draw:layer="layout" svg:x1="8.085cm" svg:y1="8.296cm" svg:x2="8.285cm" svg:y2="8.709cm">
            <text:p/>
          </draw:line>
        </draw:g>
        <draw:g>
          <draw:line draw:style-name="gr55" draw:text-style-name="P2" draw:layer="layout" svg:x1="9.059cm" svg:y1="6.297cm" svg:x2="8.559cm" svg:y2="6.71cm">
            <text:p/>
          </draw:line>
          <draw:line draw:style-name="gr55" draw:text-style-name="P2" draw:layer="layout" svg:x1="8.709cm" svg:y1="6.297cm" svg:x2="8.909cm" svg:y2="6.71cm">
            <text:p/>
          </draw:line>
        </draw:g>
        <draw:custom-shape draw:style-name="gr79" draw:text-style-name="P5" draw:layer="layout" svg:width="23.5cm" svg:height="6.498cm" svg:x="2.75cm" svg:y="2.75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3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6" draw:layer="layout" svg:width="2.085cm" svg:height="1.673cm" svg:x="5.957cm" svg:y="6.666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1" draw:text-style-name="P16" draw:layer="layout" svg:width="2.085cm" svg:height="1.673cm" svg:x="2.958cm" svg:y="6.667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83" draw:text-style-name="P31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2" draw:layer="layout" svg:width="1.501cm" svg:height="0.662cm" svg:x="11.025cm" svg:y="6cm">
          <draw:text-box>
            <text:p text:style-name="P11"><text:span text:style-name="T10">empty</text:span></text:p>
          </draw:text-box>
        </draw:frame>
        <draw:frame draw:style-name="gr41" draw:text-style-name="P14" draw:layer="layout" svg:width="1.095cm" svg:height="0.662cm" svg:x="9.815cm" svg:y="8.5cm">
          <draw:text-box>
            <text:p text:style-name="P11"><text:span text:style-name="T11">last</text:span></text:p>
          </draw:text-box>
        </draw:frame>
        <draw:line draw:style-name="gr42" draw:text-style-name="P2" draw:layer="layout" svg:x1="10.002cm" svg:y1="8.82cm" svg:x2="10.702cm" svg:y2="8.82cm">
          <text:p/>
        </draw:line>
        <draw:line draw:style-name="gr42" draw:text-style-name="P2" draw:layer="layout" svg:x1="10.002cm" svg:y1="8.9cm" svg:x2="10.702cm" svg:y2="8.9cm">
          <text:p/>
        </draw:line>
        <draw:frame draw:style-name="gr81" draw:text-style-name="P16" draw:layer="layout" svg:width="2.085cm" svg:height="1.673cm" svg:x="8.956cm" svg:y="6.665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55" draw:text-style-name="P2" draw:layer="layout" svg:x1="11.2cm" svg:y1="6.637cm" svg:x2="8.85cm" svg:y2="8.35cm">
            <text:p/>
          </draw:line>
          <draw:line draw:style-name="gr55" draw:text-style-name="P2" draw:layer="layout" svg:x1="9.555cm" svg:y1="6.637cm" svg:x2="10.495cm" svg:y2="8.35cm">
            <text:p/>
          </draw:line>
        </draw:g>
        <draw:frame draw:style-name="gr41" draw:text-style-name="P12" draw:layer="layout" svg:width="1.095cm" svg:height="0.662cm" svg:x="6.816cm" svg:y="8.5cm">
          <draw:text-box>
            <text:p text:style-name="P11"><text:span text:style-name="T10">last</text:span></text:p>
          </draw:text-box>
        </draw:frame>
        <draw:path draw:style-name="gr42" draw:text-style-name="P2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41" draw:text-style-name="P14" draw:layer="layout" svg:width="1.095cm" svg:height="0.662cm" svg:x="9.816cm" svg:y="8.5cm">
          <draw:text-box>
            <text:p text:style-name="P11"><text:span text:style-name="T11">last</text:span></text:p>
          </draw:text-box>
        </draw:frame>
        <draw:line draw:style-name="gr42" draw:text-style-name="P2" draw:layer="layout" svg:x1="10.003cm" svg:y1="8.82cm" svg:x2="10.703cm" svg:y2="8.82cm">
          <text:p/>
        </draw:line>
        <draw:line draw:style-name="gr42" draw:text-style-name="P2" draw:layer="layout" svg:x1="10.003cm" svg:y1="8.9cm" svg:x2="10.703cm" svg:y2="8.9cm">
          <text:p/>
        </draw:line>
        <draw:custom-shape draw:style-name="gr4" draw:text-style-name="P15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cm" svg:y="4.534cm">
          <draw:text-box>
            <text:p><text:span text:style-name="T12">Ope. 0.</text:span><text:span text:style-name="T13"> </text:span><text:span text:style-name="T13">3 key-</text:span><text:span text:style-name="T13">value </text:span><text:span text:style-name="T13">pairs are </text:span><text:span text:style-name="T13">already </text:span><text:span text:style-name="T13">inserted.</text:span></text:p>
          </draw:text-box>
        </draw:frame>
        <draw:frame draw:style-name="gr39" draw:text-style-name="P10" draw:layer="layout" svg:width="12.131cm" svg:height="0.962cm" svg:x="3.001cm" svg:y="3.031cm">
          <draw:text-box>
            <text:p><text:span text:style-name="T8">Ope. 1.</text:span><text:span text:style-name="T9"> </text:span><text:span text:style-name="T9">Deletion </text:span><text:span text:style-name="T9">of </text:span><text:span text:style-name="T9">element0</text:span><text:span text:style-name="T9">3.</text:span></text:p>
          </draw:text-box>
        </draw:frame>
        <draw:custom-shape draw:style-name="gr10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9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deletio</text:span><text:span text:style-name="T6">n </text:span><text:span text:style-name="T6">case03’</text:span><text:span text:style-name="T7">.</text:span></text:p>
          </draw:text-box>
        </draw:frame>
      </draw:page>
      <draw:page draw:name="page30" draw:style-name="dp1" draw:master-page-name="標準">
        <draw:path draw:style-name="gr64" draw:text-style-name="P2" draw:layer="layout" svg:width="0.729cm" svg:height="0.587cm" draw:transform="rotate (-2.03453030904979) translate (8.0571068454727cm 8.210592052557cm)" svg:viewBox="0 0 730 588" svg:d="M59 588c-223-448 224-671 671-560">
          <text:p/>
        </draw:path>
        <draw:custom-shape draw:style-name="gr66" draw:text-style-name="P5" draw:layer="layout" svg:width="23.5cm" svg:height="7.498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41" draw:text-style-name="P14" draw:layer="layout" svg:width="1.095cm" svg:height="0.662cm" svg:x="3.11cm" svg:y="8.502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64" draw:text-style-name="P2" draw:layer="layout" svg:width="1.363cm" svg:height="0.344cm" draw:transform="rotate (-2.03453030904979) translate (11.25cm 6.351cm)" svg:viewBox="0 0 1364 345" svg:d="M1364 156c0 0-1029 515-1364-156">
          <text:p/>
        </draw:path>
        <draw:custom-shape draw:style-name="gr47" draw:text-style-name="P13" draw:layer="layout" svg:width="2cm" svg:height="2cm" svg:x="6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3cm" svg:x2="6cm" svg:y2="6.503cm">
          <text:p/>
        </draw:line>
        <draw:line draw:style-name="gr48" draw:text-style-name="P2" draw:layer="layout" svg:x1="7cm" svg:y1="8.503cm" svg:x2="5cm" svg:y2="8.503cm">
          <text:p/>
        </draw:line>
        <draw:line draw:style-name="gr68" draw:text-style-name="P2" draw:layer="layout" svg:x1="7cm" svg:y1="6.503cm" svg:x2="9cm" svg:y2="6.503cm">
          <text:p/>
        </draw:line>
        <draw:line draw:style-name="gr68" draw:text-style-name="P2" draw:layer="layout" svg:x1="10cm" svg:y1="8.503cm" svg:x2="8cm" svg:y2="8.503cm">
          <text:p/>
        </draw:line>
        <draw:g>
          <draw:line draw:style-name="gr84" draw:text-style-name="P2" draw:layer="layout" svg:x1="8.435cm" svg:y1="8.297cm" svg:x2="7.935cm" svg:y2="8.71cm">
            <text:p/>
          </draw:line>
          <draw:line draw:style-name="gr84" draw:text-style-name="P2" draw:layer="layout" svg:x1="8.085cm" svg:y1="8.297cm" svg:x2="8.285cm" svg:y2="8.71cm">
            <text:p/>
          </draw:line>
        </draw:g>
        <draw:g>
          <draw:line draw:style-name="gr85" draw:text-style-name="P2" draw:layer="layout" svg:x1="9.059cm" svg:y1="6.298cm" svg:x2="8.559cm" svg:y2="6.711cm">
            <text:p/>
          </draw:line>
          <draw:line draw:style-name="gr85" draw:text-style-name="P2" draw:layer="layout" svg:x1="8.709cm" svg:y1="6.298cm" svg:x2="8.909cm" svg:y2="6.711cm">
            <text:p/>
          </draw:line>
        </draw:g>
        <draw:custom-shape draw:style-name="gr65" draw:text-style-name="P13" draw:layer="layout" svg:width="2cm" svg:height="2cm" svg:x="9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6" draw:layer="layout" svg:width="2.085cm" svg:height="1.673cm" svg:x="5.957cm" svg:y="6.667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1" draw:text-style-name="P16" draw:layer="layout" svg:width="2.085cm" svg:height="1.673cm" svg:x="2.958cm" svg:y="6.668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86" draw:text-style-name="P31" draw:layer="layout" svg:width="2cm" svg:height="2cm" svg:x="9.0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9" draw:layer="layout" svg:width="1.501cm" svg:height="0.662cm" svg:x="11.025cm" svg:y="6.001cm">
          <draw:text-box>
            <text:p text:style-name="P11"><text:span text:style-name="T20">empty</text:span></text:p>
          </draw:text-box>
        </draw:frame>
        <draw:frame draw:style-name="gr41" draw:text-style-name="P14" draw:layer="layout" svg:width="1.095cm" svg:height="0.662cm" svg:x="9.815cm" svg:y="8.501cm">
          <draw:text-box>
            <text:p text:style-name="P11"><text:span text:style-name="T11">last</text:span></text:p>
          </draw:text-box>
        </draw:frame>
        <draw:frame draw:style-name="gr81" draw:text-style-name="P16" draw:layer="layout" svg:width="2.085cm" svg:height="1.673cm" svg:x="8.956cm" svg:y="6.666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85" draw:text-style-name="P2" draw:layer="layout" svg:x1="11.2cm" svg:y1="6.638cm" svg:x2="8.85cm" svg:y2="8.351cm">
            <text:p/>
          </draw:line>
          <draw:line draw:style-name="gr85" draw:text-style-name="P2" draw:layer="layout" svg:x1="9.555cm" svg:y1="6.638cm" svg:x2="10.495cm" svg:y2="8.351cm">
            <text:p/>
          </draw:line>
        </draw:g>
        <draw:custom-shape draw:style-name="gr77" draw:text-style-name="P5" draw:layer="layout" svg:width="2.1cm" svg:height="2.1cm" svg:x="8.9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2" draw:text-style-name="P2" draw:layer="layout" svg:width="3.246cm" svg:height="5.169cm" draw:transform="rotate (-1.03899450371222) translate (8.42618811110813cm 5.89589666438515cm)" svg:viewBox="0 0 3247 5170" svg:d="M3110 0c818 482-2248 5643-3110 5135">
          <text:p/>
        </draw:path>
        <draw:line draw:style-name="gr55" draw:text-style-name="P2" draw:layer="layout" svg:x1="4.073cm" svg:y1="7.801cm" svg:x2="4.773cm" svg:y2="7.801cm">
          <text:p/>
        </draw:line>
        <draw:line draw:style-name="gr55" draw:text-style-name="P2" draw:layer="layout" svg:x1="4.073cm" svg:y1="7.926cm" svg:x2="4.773cm" svg:y2="7.926cm">
          <text:p/>
        </draw:line>
        <draw:frame draw:style-name="gr29" draw:text-style-name="P19" draw:layer="layout" svg:width="1.205cm" svg:height="0.962cm" svg:x="3.855cm" svg:y="7.879cm">
          <draw:text-box>
            <text:p><text:span text:style-name="T14">03</text:span></text:p>
          </draw:text-box>
        </draw:frame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.001cm" svg:y="4.535cm">
          <draw:text-box>
            <text:p><text:span text:style-name="T12">Ope. 0.</text:span><text:span text:style-name="T13"> </text:span><text:span text:style-name="T13">3 key-</text:span><text:span text:style-name="T13">value </text:span><text:span text:style-name="T13">pairs are </text:span><text:span text:style-name="T13">already </text:span><text:span text:style-name="T13">inserted.</text:span></text:p>
          </draw:text-box>
        </draw:frame>
        <draw:frame draw:style-name="gr39" draw:text-style-name="P10" draw:layer="layout" svg:width="12.131cm" svg:height="0.962cm" svg:x="3.002cm" svg:y="3.032cm">
          <draw:text-box>
            <text:p><text:span text:style-name="T8">Ope. 1.</text:span><text:span text:style-name="T9"> </text:span><text:span text:style-name="T9">Deletion </text:span><text:span text:style-name="T9">of </text:span><text:span text:style-name="T9">element0</text:span><text:span text:style-name="T9">1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9" draw:layer="layout" svg:width="1.095cm" svg:height="0.662cm" svg:x="6.816cm" svg:y="8.501cm">
          <draw:text-box>
            <text:p text:style-name="P11"><text:span text:style-name="T20">last</text:span></text:p>
          </draw:text-box>
        </draw:frame>
        <draw:line draw:style-name="gr50" draw:text-style-name="P2" draw:layer="layout" svg:x1="8.992cm" svg:y1="10.046cm" svg:x2="8.992cm" svg:y2="10.046cm">
          <text:p/>
        </draw:line>
        <draw:frame draw:style-name="gr87" draw:text-style-name="P19" draw:layer="layout" svg:width="6.314cm" svg:height="0.962cm" svg:x="5.198cm" svg:y="9.246cm">
          <draw:text-box>
            <text:p><text:span text:style-name="T14">Moving </text:span><text:span text:style-name="T14">last </text:span><text:span text:style-name="T14">element.</text:span></text:p>
          </draw:text-box>
        </draw:frame>
        <draw:frame draw:style-name="gr58" draw:text-style-name="P21" draw:layer="layout" svg:width="2.623cm" svg:height="0.962cm" svg:x="2.994cm" svg:y="9.241cm">
          <draw:text-box>
            <text:p><text:span text:style-name="T16">Ope. 2.</text:span></text:p>
          </draw:text-box>
        </draw:frame>
        <draw:line draw:style-name="gr50" draw:text-style-name="P2" draw:layer="layout" svg:x1="8.492cm" svg:y1="10.091cm" svg:x2="8.492cm" svg:y2="10.091cm">
          <text:p/>
        </draw:line>
        <draw:line draw:style-name="gr64" draw:text-style-name="P2" draw:layer="layout" svg:x1="10.002cm" svg:y1="8.819cm" svg:x2="10.702cm" svg:y2="8.819cm">
          <text:p/>
        </draw:line>
        <draw:line draw:style-name="gr64" draw:text-style-name="P2" draw:layer="layout" svg:x1="10.002cm" svg:y1="8.899cm" svg:x2="10.702cm" svg:y2="8.899cm">
          <text:p/>
        </draw:line>
      </draw:page>
      <draw:page draw:name="page31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deletio</text:span><text:span text:style-name="T6">n </text:span><text:span text:style-name="T6">case04’</text:span><text:span text:style-name="T7">.</text:span></text:p>
          </draw:text-box>
        </draw:frame>
      </draw:page>
      <draw:page draw:name="page32" draw:style-name="dp1" draw:master-page-name="標準">
        <draw:path draw:style-name="gr64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66" draw:text-style-name="P5" draw:layer="layout" svg:width="23.5cm" svg:height="7.498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1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64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7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8" draw:text-style-name="P2" draw:layer="layout" svg:x1="4cm" svg:y1="6.501cm" svg:x2="6cm" svg:y2="6.501cm">
          <text:p/>
        </draw:line>
        <draw:line draw:style-name="gr48" draw:text-style-name="P2" draw:layer="layout" svg:x1="7cm" svg:y1="8.501cm" svg:x2="5cm" svg:y2="8.501cm">
          <text:p/>
        </draw:line>
        <draw:line draw:style-name="gr68" draw:text-style-name="P2" draw:layer="layout" svg:x1="7cm" svg:y1="6.501cm" svg:x2="9cm" svg:y2="6.501cm">
          <text:p/>
        </draw:line>
        <draw:line draw:style-name="gr68" draw:text-style-name="P2" draw:layer="layout" svg:x1="10cm" svg:y1="8.501cm" svg:x2="8cm" svg:y2="8.501cm">
          <text:p/>
        </draw:line>
        <draw:g>
          <draw:line draw:style-name="gr84" draw:text-style-name="P2" draw:layer="layout" svg:x1="8.435cm" svg:y1="8.295cm" svg:x2="7.935cm" svg:y2="8.708cm">
            <text:p/>
          </draw:line>
          <draw:line draw:style-name="gr84" draw:text-style-name="P2" draw:layer="layout" svg:x1="8.085cm" svg:y1="8.295cm" svg:x2="8.285cm" svg:y2="8.708cm">
            <text:p/>
          </draw:line>
        </draw:g>
        <draw:g>
          <draw:line draw:style-name="gr85" draw:text-style-name="P2" draw:layer="layout" svg:x1="9.059cm" svg:y1="6.296cm" svg:x2="8.559cm" svg:y2="6.709cm">
            <text:p/>
          </draw:line>
          <draw:line draw:style-name="gr85" draw:text-style-name="P2" draw:layer="layout" svg:x1="8.709cm" svg:y1="6.296cm" svg:x2="8.909cm" svg:y2="6.709cm">
            <text:p/>
          </draw:line>
        </draw:g>
        <draw:custom-shape draw:style-name="gr65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6" draw:layer="layout" svg:width="2.085cm" svg:height="1.673cm" svg:x="5.957cm" svg:y="6.665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1" draw:text-style-name="P16" draw:layer="layout" svg:width="2.085cm" svg:height="1.673cm" svg:x="2.958cm" svg:y="6.666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86" draw:text-style-name="P31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9" draw:layer="layout" svg:width="1.501cm" svg:height="0.662cm" svg:x="11.025cm" svg:y="5.999cm">
          <draw:text-box>
            <text:p text:style-name="P11"><text:span text:style-name="T20">empty</text:span></text:p>
          </draw:text-box>
        </draw:frame>
        <draw:frame draw:style-name="gr41" draw:text-style-name="P14" draw:layer="layout" svg:width="1.095cm" svg:height="0.662cm" svg:x="9.815cm" svg:y="8.499cm">
          <draw:text-box>
            <text:p text:style-name="P11"><text:span text:style-name="T11">last</text:span></text:p>
          </draw:text-box>
        </draw:frame>
        <draw:line draw:style-name="gr64" draw:text-style-name="P2" draw:layer="layout" svg:x1="10.002cm" svg:y1="8.819cm" svg:x2="10.702cm" svg:y2="8.819cm">
          <text:p/>
        </draw:line>
        <draw:line draw:style-name="gr64" draw:text-style-name="P2" draw:layer="layout" svg:x1="10.002cm" svg:y1="8.899cm" svg:x2="10.702cm" svg:y2="8.899cm">
          <text:p/>
        </draw:line>
        <draw:frame draw:style-name="gr81" draw:text-style-name="P16" draw:layer="layout" svg:width="2.085cm" svg:height="1.673cm" svg:x="8.956cm" svg:y="6.664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85" draw:text-style-name="P2" draw:layer="layout" svg:x1="11.2cm" svg:y1="6.636cm" svg:x2="8.85cm" svg:y2="8.349cm">
            <text:p/>
          </draw:line>
          <draw:line draw:style-name="gr85" draw:text-style-name="P2" draw:layer="layout" svg:x1="9.555cm" svg:y1="6.636cm" svg:x2="10.495cm" svg:y2="8.349cm">
            <text:p/>
          </draw:line>
        </draw:g>
        <draw:custom-shape draw:style-name="gr77" draw:text-style-name="P5" draw:layer="layout" svg:width="2.1cm" svg:height="2.1cm" svg:x="8.953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2" draw:text-style-name="P2" draw:layer="layout" svg:width="1.817cm" svg:height="2.616cm" draw:transform="rotate (-1.03899450371222) translate (9.1989113976106cm 7.20729255659774cm)" svg:viewBox="0 0 1818 2617" svg:d="M1586 0c819 482-724 3058-1586 2551">
          <text:p/>
        </draw:path>
        <draw:line draw:style-name="gr55" draw:text-style-name="P2" draw:layer="layout" svg:x1="7.073cm" svg:y1="7.799cm" svg:x2="7.773cm" svg:y2="7.799cm">
          <text:p/>
        </draw:line>
        <draw:line draw:style-name="gr55" draw:text-style-name="P2" draw:layer="layout" svg:x1="7.073cm" svg:y1="7.924cm" svg:x2="7.773cm" svg:y2="7.924cm">
          <text:p/>
        </draw:line>
        <draw:frame draw:style-name="gr29" draw:text-style-name="P19" draw:layer="layout" svg:width="1.205cm" svg:height="0.962cm" svg:x="6.855cm" svg:y="7.877cm">
          <draw:text-box>
            <text:p><text:span text:style-name="T14">03</text:span></text:p>
          </draw:text-box>
        </draw:frame>
        <draw:custom-shape draw:style-name="gr4" draw:text-style-name="P15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.001cm" svg:y="4.565cm">
          <draw:text-box>
            <text:p><text:span text:style-name="T12">Ope. 0.</text:span><text:span text:style-name="T13"> </text:span><text:span text:style-name="T13">3 key-</text:span><text:span text:style-name="T13">value </text:span><text:span text:style-name="T13">pairs are </text:span><text:span text:style-name="T13">already </text:span><text:span text:style-name="T13">inserted.</text:span></text:p>
          </draw:text-box>
        </draw:frame>
        <draw:frame draw:style-name="gr39" draw:text-style-name="P10" draw:layer="layout" svg:width="12.131cm" svg:height="0.962cm" svg:x="3.002cm" svg:y="3.062cm">
          <draw:text-box>
            <text:p><text:span text:style-name="T8">Ope. 1.</text:span><text:span text:style-name="T9"> </text:span><text:span text:style-name="T9">Deletion </text:span><text:span text:style-name="T9">of </text:span><text:span text:style-name="T9">element0</text:span><text:span text:style-name="T9">2.</text:span></text:p>
          </draw:text-box>
        </draw:frame>
        <draw:custom-shape draw:style-name="gr10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9" draw:layer="layout" svg:width="1.095cm" svg:height="0.662cm" svg:x="6.11cm" svg:y="8.5cm">
          <draw:text-box>
            <text:p text:style-name="P11"><text:span text:style-name="T20">last</text:span></text:p>
          </draw:text-box>
        </draw:frame>
        <draw:line draw:style-name="gr50" draw:text-style-name="P2" draw:layer="layout" svg:x1="8.992cm" svg:y1="10.047cm" svg:x2="8.992cm" svg:y2="10.047cm">
          <text:p/>
        </draw:line>
        <draw:frame draw:style-name="gr87" draw:text-style-name="P19" draw:layer="layout" svg:width="6.314cm" svg:height="0.962cm" svg:x="5.198cm" svg:y="9.247cm">
          <draw:text-box>
            <text:p><text:span text:style-name="T14">Moving </text:span><text:span text:style-name="T14">last </text:span><text:span text:style-name="T14">element.</text:span></text:p>
          </draw:text-box>
        </draw:frame>
        <draw:frame draw:style-name="gr58" draw:text-style-name="P21" draw:layer="layout" svg:width="2.623cm" svg:height="0.962cm" svg:x="2.994cm" svg:y="9.242cm">
          <draw:text-box>
            <text:p><text:span text:style-name="T16">Ope. 2.</text:span></text:p>
          </draw:text-box>
        </draw:frame>
        <draw:line draw:style-name="gr50" draw:text-style-name="P2" draw:layer="layout" svg:x1="8.492cm" svg:y1="10.092cm" svg:x2="8.492cm" svg:y2="10.092cm">
          <text:p/>
        </draw:line>
      </draw:page>
      <draw:page draw:name="page33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deletio</text:span><text:span text:style-name="T6">n </text:span><text:span text:style-name="T6">case05’</text:span><text:span text:style-name="T7">.</text:span></text:p>
          </draw:text-box>
        </draw:frame>
      </draw:page>
      <draw:page draw:name="page34" draw:style-name="dp1" draw:master-page-name="標準">
        <draw:path draw:style-name="gr53" draw:text-style-name="P2" draw:layer="layout" svg:width="6.314cm" svg:height="3.466cm" draw:transform="skewX (0.530580092606276) rotate (0.669508301065025) translate (3.99134155471362cm 6.43807832200183cm)" svg:viewBox="0 0 6315 3467" svg:d="M0 54c735-475 5902 2319 6315 3413">
          <text:p/>
        </draw:path>
        <draw:path draw:style-name="gr54" draw:text-style-name="P2" draw:layer="layout" svg:width="5.499cm" svg:height="0.749cm" svg:x="4.5cm" svg:y="8.5cm" svg:viewBox="0 0 5500 750" svg:d="M5500 0c-500 1000-5000 1000-5500 0">
          <text:p/>
        </draw:path>
        <draw:g>
          <draw:line draw:style-name="gr85" draw:text-style-name="P2" draw:layer="layout" svg:x1="4.83cm" svg:y1="8.427cm" svg:x2="4.33cm" svg:y2="8.84cm">
            <text:p/>
          </draw:line>
          <draw:line draw:style-name="gr85" draw:text-style-name="P2" draw:layer="layout" svg:x1="4.48cm" svg:y1="8.427cm" svg:x2="4.68cm" svg:y2="8.84cm">
            <text:p/>
          </draw:line>
        </draw:g>
        <draw:g>
          <draw:line draw:style-name="gr85" draw:text-style-name="P2" draw:layer="layout" svg:x1="9.67cm" svg:y1="6.178cm" svg:x2="9.17cm" svg:y2="6.591cm">
            <text:p/>
          </draw:line>
          <draw:line draw:style-name="gr85" draw:text-style-name="P2" draw:layer="layout" svg:x1="9.32cm" svg:y1="6.178cm" svg:x2="9.52cm" svg:y2="6.591cm">
            <text:p/>
          </draw:line>
        </draw:g>
        <draw:path draw:style-name="gr64" draw:text-style-name="P2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66" draw:text-style-name="P5" draw:layer="layout" svg:width="23.5cm" svg:height="7.498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41" draw:text-style-name="P14" draw:layer="layout" svg:width="1.095cm" svg:height="0.662cm" svg:x="3.11cm" svg:y="8.5cm">
          <draw:text-box>
            <text:p text:style-name="P11"><text:span text:style-name="T11">first</text:span></text:p>
          </draw:text-box>
        </draw:frame>
        <draw:path draw:style-name="gr17" draw:text-style-name="P2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64" draw:text-style-name="P2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43" draw:text-style-name="P13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2" draw:layer="layout" svg:x1="4cm" svg:y1="6.501cm" svg:x2="6cm" svg:y2="6.501cm">
          <text:p/>
        </draw:line>
        <draw:line draw:style-name="gr88" draw:text-style-name="P2" draw:layer="layout" svg:x1="7cm" svg:y1="8.501cm" svg:x2="5cm" svg:y2="8.501cm">
          <text:p/>
        </draw:line>
        <draw:custom-shape draw:style-name="gr65" draw:text-style-name="P13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9" draw:layer="layout" svg:width="2.085cm" svg:height="1.673cm" svg:x="5.957cm" svg:y="6.665cm">
          <draw:text-box>
            <text:p><text:span text:style-name="T14">elem-</text:span></text:p>
            <text:p><text:span text:style-name="T14">ent02</text:span></text:p>
          </draw:text-box>
        </draw:frame>
        <draw:frame draw:style-name="gr81" draw:text-style-name="P16" draw:layer="layout" svg:width="2.085cm" svg:height="1.673cm" svg:x="2.958cm" svg:y="6.666cm">
          <draw:text-box>
            <text:p><text:span text:style-name="T13">elem-</text:span></text:p>
            <text:p><text:span text:style-name="T13">ent01</text:span></text:p>
          </draw:text-box>
        </draw:frame>
        <draw:custom-shape draw:style-name="gr86" draw:text-style-name="P31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9" draw:layer="layout" svg:width="1.501cm" svg:height="0.662cm" svg:x="11.025cm" svg:y="5.999cm">
          <draw:text-box>
            <text:p text:style-name="P11"><text:span text:style-name="T20">empty</text:span></text:p>
          </draw:text-box>
        </draw:frame>
        <draw:frame draw:style-name="gr41" draw:text-style-name="P14" draw:layer="layout" svg:width="1.095cm" svg:height="0.662cm" svg:x="9.815cm" svg:y="8.499cm">
          <draw:text-box>
            <text:p text:style-name="P11"><text:span text:style-name="T11">last</text:span></text:p>
          </draw:text-box>
        </draw:frame>
        <draw:line draw:style-name="gr64" draw:text-style-name="P2" draw:layer="layout" svg:x1="10.002cm" svg:y1="8.819cm" svg:x2="10.702cm" svg:y2="8.819cm">
          <text:p/>
        </draw:line>
        <draw:line draw:style-name="gr64" draw:text-style-name="P2" draw:layer="layout" svg:x1="10.002cm" svg:y1="8.899cm" svg:x2="10.702cm" svg:y2="8.899cm">
          <text:p/>
        </draw:line>
        <draw:frame draw:style-name="gr81" draw:text-style-name="P16" draw:layer="layout" svg:width="2.085cm" svg:height="1.673cm" svg:x="8.956cm" svg:y="6.664cm">
          <draw:text-box>
            <text:p><text:span text:style-name="T13">elem-</text:span></text:p>
            <text:p><text:span text:style-name="T13">ent02</text:span></text:p>
          </draw:text-box>
        </draw:frame>
        <draw:g>
          <draw:line draw:style-name="gr85" draw:text-style-name="P2" draw:layer="layout" svg:x1="11.2cm" svg:y1="6.636cm" svg:x2="8.85cm" svg:y2="8.349cm">
            <text:p/>
          </draw:line>
          <draw:line draw:style-name="gr85" draw:text-style-name="P2" draw:layer="layout" svg:x1="9.555cm" svg:y1="6.636cm" svg:x2="10.495cm" svg:y2="8.349cm">
            <text:p/>
          </draw:line>
        </draw:g>
        <draw:custom-shape draw:style-name="gr77" draw:text-style-name="P5" draw:layer="layout" svg:width="2.1cm" svg:height="2.1cm" svg:x="8.953cm" svg:y="6.4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2" draw:text-style-name="P2" draw:layer="layout" svg:width="1.817cm" svg:height="2.616cm" draw:transform="rotate (-1.03899450371222) translate (9.1989113976106cm 7.20729255659774cm)" svg:viewBox="0 0 1818 2617" svg:d="M1586 0c819 482-724 3058-1586 2551">
          <text:p/>
        </draw:path>
        <draw:custom-shape draw:style-name="gr4" draw:text-style-name="P15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.001cm" svg:y="4.565cm">
          <draw:text-box>
            <text:p><text:span text:style-name="T12">Ope. 0.</text:span><text:span text:style-name="T13"> </text:span><text:span text:style-name="T13">2 key-</text:span><text:span text:style-name="T13">value </text:span><text:span text:style-name="T13">pairs are </text:span><text:span text:style-name="T13">already </text:span><text:span text:style-name="T13">inserted.</text:span></text:p>
          </draw:text-box>
        </draw:frame>
        <draw:frame draw:style-name="gr41" draw:text-style-name="P29" draw:layer="layout" svg:width="1.095cm" svg:height="0.662cm" svg:x="6.11cm" svg:y="8.5cm">
          <draw:text-box>
            <text:p text:style-name="P11"><text:span text:style-name="T20">last</text:span></text:p>
          </draw:text-box>
        </draw:frame>
        <draw:line draw:style-name="gr50" draw:text-style-name="P2" draw:layer="layout" svg:x1="8.992cm" svg:y1="10.047cm" svg:x2="8.992cm" svg:y2="10.047cm">
          <text:p/>
        </draw:line>
        <draw:frame draw:style-name="gr87" draw:text-style-name="P19" draw:layer="layout" svg:width="6.314cm" svg:height="0.962cm" svg:x="5.198cm" svg:y="9.247cm">
          <draw:text-box>
            <text:p><text:span text:style-name="T14">Moving </text:span><text:span text:style-name="T14">last </text:span><text:span text:style-name="T14">element.</text:span></text:p>
          </draw:text-box>
        </draw:frame>
        <draw:frame draw:style-name="gr58" draw:text-style-name="P21" draw:layer="layout" svg:width="2.623cm" svg:height="0.962cm" svg:x="2.994cm" svg:y="9.242cm">
          <draw:text-box>
            <text:p><text:span text:style-name="T16">Ope. 1.</text:span></text:p>
          </draw:text-box>
        </draw:frame>
      </draw:page>
      <draw:page draw:name="page35" draw:style-name="dp1" draw:master-page-name="標準">
        <draw:frame draw:style-name="gr38" draw:text-style-name="P1" draw:layer="layout" svg:width="11.683cm" svg:height="0.962cm" svg:x="3.6cm" svg:y="7.8cm">
          <draw:text-box>
            <text:p><text:span text:style-name="T1">Next </text:span><text:span text:style-name="T1">page is </text:span><text:span text:style-name="T6">‘deletio</text:span><text:span text:style-name="T6">n </text:span><text:span text:style-name="T6">case06’</text:span><text:span text:style-name="T7">.</text:span></text:p>
          </draw:text-box>
        </draw:frame>
      </draw:page>
      <draw:page draw:name="page36" draw:style-name="dp1" draw:master-page-name="標準">
        <draw:path draw:style-name="gr64" draw:text-style-name="P2" draw:layer="layout" svg:width="0.729cm" svg:height="0.587cm" draw:transform="rotate (-2.03453030904979) translate (11.5571068454727cm 8.210592052557cm)" svg:viewBox="0 0 730 588" svg:d="M59 588c-223-448 224-671 671-560">
          <text:p/>
        </draw:path>
        <draw:custom-shape draw:style-name="gr66" draw:text-style-name="P5" draw:layer="layout" svg:width="23.5cm" svg:height="7.498cm" svg:x="2.75cm" svg:y="2.75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64" draw:text-style-name="P2" draw:layer="layout" svg:width="1.363cm" svg:height="0.344cm" draw:transform="rotate (-2.03453030904979) translate (14.75cm 6.351cm)" svg:viewBox="0 0 1364 345" svg:d="M1364 156c0 0-1029 515-1364-156">
          <text:p/>
        </draw:path>
        <draw:custom-shape draw:style-name="gr47" draw:text-style-name="P13" draw:layer="layout" svg:width="2cm" svg:height="2cm" svg:x="9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31" draw:layer="layout" svg:width="2cm" svg:height="2cm" svg:x="6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2" draw:layer="layout" svg:x1="7.5cm" svg:y1="6.503cm" svg:x2="9.5cm" svg:y2="6.503cm">
          <text:p/>
        </draw:line>
        <draw:line draw:style-name="gr88" draw:text-style-name="P2" draw:layer="layout" svg:x1="10.5cm" svg:y1="8.503cm" svg:x2="8.5cm" svg:y2="8.503cm">
          <text:p/>
        </draw:line>
        <draw:line draw:style-name="gr68" draw:text-style-name="P2" draw:layer="layout" svg:x1="10.5cm" svg:y1="6.503cm" svg:x2="12.5cm" svg:y2="6.503cm">
          <text:p/>
        </draw:line>
        <draw:line draw:style-name="gr68" draw:text-style-name="P2" draw:layer="layout" svg:x1="13.5cm" svg:y1="8.503cm" svg:x2="11.5cm" svg:y2="8.503cm">
          <text:p/>
        </draw:line>
        <draw:g>
          <draw:line draw:style-name="gr84" draw:text-style-name="P2" draw:layer="layout" svg:x1="11.935cm" svg:y1="8.297cm" svg:x2="11.435cm" svg:y2="8.71cm">
            <text:p/>
          </draw:line>
          <draw:line draw:style-name="gr84" draw:text-style-name="P2" draw:layer="layout" svg:x1="11.585cm" svg:y1="8.297cm" svg:x2="11.785cm" svg:y2="8.71cm">
            <text:p/>
          </draw:line>
        </draw:g>
        <draw:g>
          <draw:line draw:style-name="gr85" draw:text-style-name="P2" draw:layer="layout" svg:x1="12.559cm" svg:y1="6.298cm" svg:x2="12.059cm" svg:y2="6.711cm">
            <text:p/>
          </draw:line>
          <draw:line draw:style-name="gr85" draw:text-style-name="P2" draw:layer="layout" svg:x1="12.209cm" svg:y1="6.298cm" svg:x2="12.409cm" svg:y2="6.711cm">
            <text:p/>
          </draw:line>
        </draw:g>
        <draw:custom-shape draw:style-name="gr65" draw:text-style-name="P13" draw:layer="layout" svg:width="2cm" svg:height="2cm" svg:x="12.5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6" draw:layer="layout" svg:width="2.085cm" svg:height="1.673cm" svg:x="9.457cm" svg:y="6.667cm">
          <draw:text-box>
            <text:p><text:span text:style-name="T13">elem-</text:span></text:p>
            <text:p><text:span text:style-name="T13">ent02</text:span></text:p>
          </draw:text-box>
        </draw:frame>
        <draw:frame draw:style-name="gr81" draw:text-style-name="P19" draw:layer="layout" svg:width="2.085cm" svg:height="1.673cm" svg:x="6.458cm" svg:y="6.668cm">
          <draw:text-box>
            <text:p><text:span text:style-name="T14">el</text:span><text:span text:style-name="T14">e</text:span><text:span text:style-name="T14">m</text:span><text:span text:style-name="T14">-</text:span></text:p>
            <text:p><text:span text:style-name="T14">e</text:span><text:span text:style-name="T14">nt</text:span><text:span text:style-name="T14">0</text:span><text:span text:style-name="T14">3</text:span></text:p>
          </draw:text-box>
        </draw:frame>
        <draw:custom-shape draw:style-name="gr86" draw:text-style-name="P31" draw:layer="layout" svg:width="2cm" svg:height="2cm" svg:x="12.501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14" draw:layer="layout" svg:width="1.095cm" svg:height="0.662cm" svg:x="13.315cm" svg:y="8.501cm">
          <draw:text-box>
            <text:p text:style-name="P11"><text:span text:style-name="T11">last</text:span></text:p>
          </draw:text-box>
        </draw:frame>
        <draw:frame draw:style-name="gr81" draw:text-style-name="P16" draw:layer="layout" svg:width="2.085cm" svg:height="1.673cm" svg:x="12.456cm" svg:y="6.666cm">
          <draw:text-box>
            <text:p><text:span text:style-name="T13">elem-</text:span></text:p>
            <text:p><text:span text:style-name="T13">ent03</text:span></text:p>
          </draw:text-box>
        </draw:frame>
        <draw:g>
          <draw:line draw:style-name="gr85" draw:text-style-name="P2" draw:layer="layout" svg:x1="14.7cm" svg:y1="6.638cm" svg:x2="12.35cm" svg:y2="8.351cm">
            <text:p/>
          </draw:line>
          <draw:line draw:style-name="gr85" draw:text-style-name="P2" draw:layer="layout" svg:x1="13.055cm" svg:y1="6.638cm" svg:x2="13.995cm" svg:y2="8.351cm">
            <text:p/>
          </draw:line>
        </draw:g>
        <draw:custom-shape draw:style-name="gr77" draw:text-style-name="P5" draw:layer="layout" svg:width="2.1cm" svg:height="2.1cm" svg:x="12.453cm" svg:y="6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2" draw:text-style-name="P2" draw:layer="layout" svg:width="3.246cm" svg:height="5.169cm" draw:transform="rotate (-1.03899450371222) translate (11.9261881111081cm 5.89589666438515cm)" svg:viewBox="0 0 3247 5170" svg:d="M3110 0c818 482-2248 5643-3110 5135">
          <text:p/>
        </draw:path>
        <draw:custom-shape draw:style-name="gr4" draw:text-style-name="P15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6" draw:layer="layout" svg:width="13.541cm" svg:height="0.962cm" svg:x="3.001cm" svg:y="4.535cm">
          <draw:text-box>
            <text:p><text:span text:style-name="T12">O</text:span><text:span text:style-name="T12">pe</text:span><text:span text:style-name="T12">. </text:span><text:span text:style-name="T12">0.</text:span><text:span text:style-name="T13"> </text:span><text:span text:style-name="T13">3 </text:span><text:span text:style-name="T13">ke</text:span><text:span text:style-name="T13">y-</text:span><text:span text:style-name="T13">val</text:span><text:span text:style-name="T13">ue </text:span><text:span text:style-name="T13">pai</text:span><text:span text:style-name="T13">rs </text:span><text:span text:style-name="T13">ar</text:span><text:span text:style-name="T13">e </text:span><text:span text:style-name="T13">alr</text:span><text:span text:style-name="T13">ea</text:span><text:span text:style-name="T13">dy </text:span><text:span text:style-name="T13">ins</text:span><text:span text:style-name="T13">ert</text:span><text:span text:style-name="T13">ed</text:span><text:span text:style-name="T13">.</text:span></text:p>
          </draw:text-box>
        </draw:frame>
        <draw:frame draw:style-name="gr39" draw:text-style-name="P10" draw:layer="layout" svg:width="12.131cm" svg:height="0.962cm" svg:x="3.002cm" svg:y="3.032cm">
          <draw:text-box>
            <text:p><text:span text:style-name="T8">Ope. </text:span><text:span text:style-name="T8">1.</text:span><text:span text:style-name="T9"> </text:span><text:span text:style-name="T9">Delet</text:span><text:span text:style-name="T9">ion of </text:span><text:span text:style-name="T9">elem</text:span><text:span text:style-name="T9">ent01</text:span><text:span text:style-name="T9">.</text:span></text:p>
          </draw:text-box>
        </draw:frame>
        <draw:custom-shape draw:style-name="gr10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1" draw:text-style-name="P29" draw:layer="layout" svg:width="1.095cm" svg:height="0.662cm" svg:x="10.316cm" svg:y="8.501cm">
          <draw:text-box>
            <text:p text:style-name="P11"><text:span text:style-name="T20">last</text:span></text:p>
          </draw:text-box>
        </draw:frame>
        <draw:line draw:style-name="gr50" draw:text-style-name="P2" draw:layer="layout" svg:x1="12.492cm" svg:y1="10.046cm" svg:x2="12.492cm" svg:y2="10.046cm">
          <text:p/>
        </draw:line>
        <draw:frame draw:style-name="gr87" draw:text-style-name="P19" draw:layer="layout" svg:width="6.314cm" svg:height="0.962cm" svg:x="8.698cm" svg:y="9.246cm">
          <draw:text-box>
            <text:p><text:span text:style-name="T14">Movi</text:span><text:span text:style-name="T14">ng </text:span><text:span text:style-name="T14">last </text:span><text:span text:style-name="T14">elem</text:span><text:span text:style-name="T14">ent.</text:span></text:p>
          </draw:text-box>
        </draw:frame>
        <draw:frame draw:style-name="gr58" draw:text-style-name="P21" draw:layer="layout" svg:width="2.623cm" svg:height="0.962cm" svg:x="6.494cm" svg:y="9.241cm">
          <draw:text-box>
            <text:p><text:span text:style-name="T16">Ope. 2.</text:span></text:p>
          </draw:text-box>
        </draw:frame>
        <draw:line draw:style-name="gr50" draw:text-style-name="P2" draw:layer="layout" svg:x1="11.992cm" svg:y1="10.091cm" svg:x2="11.992cm" svg:y2="10.091cm">
          <text:p/>
        </draw:line>
        <draw:line draw:style-name="gr64" draw:text-style-name="P2" draw:layer="layout" svg:x1="13.502cm" svg:y1="8.819cm" svg:x2="14.202cm" svg:y2="8.819cm">
          <text:p/>
        </draw:line>
        <draw:line draw:style-name="gr64" draw:text-style-name="P2" draw:layer="layout" svg:x1="13.502cm" svg:y1="8.899cm" svg:x2="14.202cm" svg:y2="8.899cm">
          <text:p/>
        </draw:line>
        <draw:path draw:style-name="gr17" draw:text-style-name="P2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41" draw:text-style-name="P14" draw:layer="layout" svg:width="1.095cm" svg:height="0.662cm" svg:x="3.616cm" svg:y="8.498cm">
          <draw:text-box>
            <text:p text:style-name="P11"><text:span text:style-name="T11">first</text:span></text:p>
          </draw:text-box>
        </draw:frame>
        <draw:custom-shape draw:style-name="gr47" draw:text-style-name="P13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2" draw:layer="layout" svg:x1="4.506cm" svg:y1="6.499cm" svg:x2="6.506cm" svg:y2="6.499cm">
          <text:p/>
        </draw:line>
        <draw:line draw:style-name="gr88" draw:text-style-name="P2" draw:layer="layout" svg:x1="7.506cm" svg:y1="8.499cm" svg:x2="5.506cm" svg:y2="8.499cm">
          <text:p/>
        </draw:line>
        <draw:frame draw:style-name="gr81" draw:text-style-name="P16" draw:layer="layout" svg:width="2.085cm" svg:height="1.673cm" svg:x="3.464cm" svg:y="6.664cm">
          <draw:text-box>
            <text:p><text:span text:style-name="T13">el</text:span><text:span text:style-name="T13">e</text:span><text:span text:style-name="T13">m</text:span><text:span text:style-name="T13">-</text:span></text:p>
            <text:p><text:span text:style-name="T13">e</text:span><text:span text:style-name="T13">n</text:span><text:span text:style-name="T13">t</text:span><text:span text:style-name="T13">0</text:span><text:span text:style-name="T13">1</text:span></text:p>
          </draw:text-box>
        </draw:frame>
        <draw:frame draw:style-name="gr45" draw:text-style-name="P29" draw:layer="layout" svg:width="1.501cm" svg:height="0.662cm" svg:x="14.525cm" svg:y="6cm">
          <draw:text-box>
            <text:p text:style-name="P11"><text:span text:style-name="T20">e</text:span><text:span text:style-name="T20">m</text:span><text:span text:style-name="T20">pty</text:span></text:p>
          </draw:text-box>
        </draw:frame>
        <draw:path draw:style-name="gr53" draw:text-style-name="P2" draw:layer="layout" svg:width="6.314cm" svg:height="3.466cm" draw:transform="skewX (0.530580092606276) rotate (0.669508301065025) translate (4.49134155471362cm 6.43907832200183cm)" svg:viewBox="0 0 6315 3467" svg:d="M0 54c735-475 5902 2319 6315 3413">
          <text:p/>
        </draw:path>
        <draw:path draw:style-name="gr54" draw:text-style-name="P2" draw:layer="layout" svg:width="5.499cm" svg:height="0.749cm" svg:x="5cm" svg:y="8.501cm" svg:viewBox="0 0 5500 750" svg:d="M5500 0c-500 1000-5000 1000-5500 0">
          <text:p/>
        </draw:path>
        <draw:g>
          <draw:line draw:style-name="gr85" draw:text-style-name="P2" draw:layer="layout" svg:x1="5.33cm" svg:y1="8.428cm" svg:x2="4.83cm" svg:y2="8.841cm">
            <text:p/>
          </draw:line>
          <draw:line draw:style-name="gr85" draw:text-style-name="P2" draw:layer="layout" svg:x1="4.98cm" svg:y1="8.428cm" svg:x2="5.18cm" svg:y2="8.841cm">
            <text:p/>
          </draw:line>
        </draw:g>
        <draw:g>
          <draw:line draw:style-name="gr85" draw:text-style-name="P2" draw:layer="layout" svg:x1="10.17cm" svg:y1="6.179cm" svg:x2="9.67cm" svg:y2="6.592cm">
            <text:p/>
          </draw:line>
          <draw:line draw:style-name="gr85" draw:text-style-name="P2" draw:layer="layout" svg:x1="9.82cm" svg:y1="6.179cm" svg:x2="10.02cm" svg:y2="6.59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3T23:53:09.551204785</dc:date>
    <meta:editing-duration>PT19H38M51S</meta:editing-duration>
    <meta:editing-cycles>578</meta:editing-cycles>
    <meta:generator>LibreOffice/5.1.6.2$Linux_X86_64 LibreOffice_project/10m0$Build-2</meta:generator>
    <meta:document-statistic meta:object-count="807"/>
  </office:meta>
</office:document-meta>
</file>